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7cm" style:rel-width="100%" fo:margin-left="-0.191cm" table:align="left" style:writing-mode="lr-tb"/>
    </style:style>
    <style:style style:name="Table1.A" style:family="table-column">
      <style:table-column-properties style:column-width="7.502cm" style:rel-column-width="4348*"/>
    </style:style>
    <style:style style:name="Table1.B" style:family="table-column">
      <style:table-column-properties style:column-width="4.501cm" style:rel-column-width="2609*"/>
    </style:style>
    <style:style style:name="Table1.C" style:family="table-column">
      <style:table-column-properties style:column-width="4.997cm" style:rel-column-width="2897*"/>
    </style:style>
    <style:style style:name="Table1.1" style:family="table-row">
      <style:table-row-properties style:min-row-height="1.083cm" style:keep-together="true" fo:keep-together="auto"/>
    </style:style>
    <style:style style:name="Table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e1.B2" style:family="table-cell">
      <style:table-cell-properties style:vertical-align="bottom"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e3" style:family="table">
      <style:table-properties style:width="17cm" table:align="margins" style:writing-mode="lr-tb"/>
    </style:style>
    <style:style style:name="Table3.A" style:family="table-column">
      <style:table-column-properties style:column-width="1.997cm" style:rel-column-width="1132*"/>
    </style:style>
    <style:style style:name="Table3.B" style:family="table-column">
      <style:table-column-properties style:column-width="3.325cm" style:rel-column-width="1885*"/>
    </style:style>
    <style:style style:name="Table3.C" style:family="table-column">
      <style:table-column-properties style:column-width="2.79cm" style:rel-column-width="1582*"/>
    </style:style>
    <style:style style:name="Table3.D" style:family="table-column">
      <style:table-column-properties style:column-width="4.443cm" style:rel-column-width="2519*"/>
    </style:style>
    <style:style style:name="Table3.E" style:family="table-column">
      <style:table-column-properties style:column-width="4.445cm" style:rel-column-width="2520*"/>
    </style:style>
    <style:style style:name="Table3.1" style:family="table-row">
      <style:table-row-properties style:min-row-height="1.088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2" style:family="table-row">
      <style:table-row-properties style:min-row-height="0.764cm"/>
    </style:style>
    <style:style style:name="Table3.D2" style:family="table-cell">
      <style:table-cell-properties fo:padding="0.097cm" fo:border-left="0.002cm solid #000000" fo:border-right="none" fo:border-top="none" fo:border-bottom="0.002cm solid #000000"/>
    </style:style>
    <style:style style:name="Table3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 style:writing-mode="lr-tb"/>
    </style:style>
    <style:style style:name="Table4.A" style:family="table-column">
      <style:table-column-properties style:column-width="1.997cm" style:rel-column-width="1132*"/>
    </style:style>
    <style:style style:name="Table4.B" style:family="table-column">
      <style:table-column-properties style:column-width="3.295cm" style:rel-column-width="1868*"/>
    </style:style>
    <style:style style:name="Table4.C" style:family="table-column">
      <style:table-column-properties style:column-width="2.82cm" style:rel-column-width="1599*"/>
    </style:style>
    <style:style style:name="Table4.D" style:family="table-column">
      <style:table-column-properties style:column-width="4.443cm" style:rel-column-width="2519*"/>
    </style:style>
    <style:style style:name="Table4.E" style:family="table-column">
      <style:table-column-properties style:column-width="4.445cm" style:rel-column-width="2520*"/>
    </style:style>
    <style:style style:name="Table4.1" style:family="table-row">
      <style:table-row-properties style:min-row-height="1.088cm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2" style:family="table-row">
      <style:table-row-properties style:min-row-height="0.764cm"/>
    </style:style>
    <style:style style:name="Table4.D2" style:family="table-cell">
      <style:table-cell-properties fo:padding="0.097cm" fo:border-left="0.002cm solid #000000" fo:border-right="none" fo:border-top="none" fo:border-bottom="0.002cm solid #000000"/>
    </style:style>
    <style:style style:name="Table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text-transform="uppercase" fo:font-size="14pt" fo:font-weight="bold" style:font-size-asian="14pt" style:font-weight-asian="bold" style:font-size-complex="14pt"/>
    </style:style>
    <style:style style:name="P5" style:family="paragraph" style:parent-style-name="Standard">
      <style:text-properties fo:font-size="14pt" style:font-size-asian="14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style:snap-to-layout-grid="false"/>
      <style:text-properties fo:font-size="14pt" style:font-size-asian="14pt" style:font-size-complex="14pt"/>
    </style:style>
    <style:style style:name="P8" style:family="paragraph" style:parent-style-name="Standard">
      <style:paragraph-properties fo:line-height="150%" fo:text-align="center" style:justify-single-word="false"/>
      <style:text-properties fo:font-size="14pt" style:font-size-asian="14pt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00"/>
    </style:style>
    <style:style style:name="P10" style:family="paragraph" style:parent-style-name="Standard">
      <style:paragraph-properties fo:line-height="150%" fo:text-align="center" style:justify-single-word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 style:font-weight-complex="bold"/>
    </style:style>
    <style:style style:name="P11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font-size="14pt" fo:font-weight="bold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1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fo:font-size="14pt" fo:font-style="italic" fo:font-weight="bold" style:font-size-asian="14pt" style:font-style-asian="italic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ff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Courier New1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variant="small-caps" fo:color="#000000" style:font-name="Courier New1" fo:font-size="12pt" fo:letter-spacing="0.009cm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style:font-name="Courier New1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font-variant="small-caps" fo:color="#000000" style:font-name="Courier New1" fo:font-size="12pt" fo:letter-spacing="0.009cm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P2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fo:font-size="12pt" style:font-size-asian="12pt" style:font-name-complex="Times New Roman2" style:font-size-complex="12pt"/>
    </style:style>
    <style:style style:name="P24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2" style:font-size-complex="12pt" style:language-complex="ar" style:country-complex="SA"/>
    </style:style>
    <style:style style:name="P25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style:use-window-font-color="true" style:font-name="Times New Roman" fo:font-size="12pt" fo:language="ru" fo:country="RU" style:font-name-asian="Times New Roman" style:font-size-asian="12pt" style:font-name-complex="Times New Roman2" style:font-size-complex="12pt" style:language-complex="ar" style:country-complex="SA"/>
    </style:style>
    <style:style style:name="P26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</style:style>
    <style:style style:name="P27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</style:style>
    <style:style style:name="P28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</style:style>
    <style:style style:name="P29" style:family="paragraph" style:parent-style-name="Times14_5f_РИО2">
      <style:paragraph-properties fo:margin-left="0cm" fo:margin-right="0cm" fo:line-height="150%" fo:text-align="justify" style:justify-single-word="false" fo:text-indent="0cm" style:auto-text-indent="false"/>
      <style:text-properties fo:color="#000000"/>
    </style:style>
    <style:style style:name="P30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style:use-window-font-color="true" style:font-name="Times New Roman" fo:font-size="14pt" fo:letter-spacing="0.009cm" fo:language="en" fo:country="US" fo:font-weight="bold" style:font-name-asian="Times New Roman" style:font-size-asian="14pt" style:font-weight-asian="bold" style:font-name-complex="Times New Roman" style:font-size-complex="12pt" style:language-complex="ar" style:country-complex="SA" style:font-weight-complex="bold"/>
    </style:style>
    <style:style style:name="P31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 fo:break-before="page"/>
      <style:text-properties fo:text-transform="uppercas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32" style:family="paragraph" style:parent-style-name="Table_20_Contents">
      <style:paragraph-properties fo:line-height="150%" fo:text-align="justify" style:justify-single-word="false" fo:orphans="2" fo:widows="2" fo:background-color="transparent" text:number-lines="false" text:line-number="0">
        <style:background-image/>
      </style:paragraph-properties>
      <style:text-properties fo:font-size="12pt" fo:language="en" fo:country="US" style:font-size-asian="12pt" style:font-name-complex="Times New Roman2" style:font-size-complex="12pt"/>
    </style:style>
    <style:style style:name="P33" style:family="paragraph" style:parent-style-name="Table_20_Contents">
      <style:paragraph-properties fo:line-height="150%" fo:text-align="justify" style:justify-single-word="false" fo:orphans="2" fo:widows="2" fo:background-color="transparent" text:number-lines="false" text:line-number="0">
        <style:background-image/>
      </style:paragraph-properties>
    </style:style>
    <style:style style:name="P34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style:font-size-asian="14pt" style:font-weight-asian="bold" style:font-size-complex="14pt"/>
    </style:style>
    <style:style style:name="P35" style:family="paragraph" style:parent-style-name="Standard">
      <style:paragraph-properties fo:text-align="center" style:justify-single-word="false" fo:break-before="page"/>
    </style:style>
    <style:style style:name="P36" style:family="paragraph" style:parent-style-name="Standard">
      <style:paragraph-properties fo:text-align="start" style:justify-single-word="false" fo:break-before="page"/>
      <style:text-properties fo:language="ru" fo:country="RU" fo:font-weight="normal" style:font-weight-asian="normal" style:font-weight-complex="normal"/>
    </style:style>
    <style:style style:name="P37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38" style:family="paragraph" style:parent-style-name="Standard">
      <style:paragraph-properties fo:text-align="center" style:justify-single-word="false"/>
    </style:style>
    <style:style style:name="P39" style:family="paragraph" style:parent-style-name="Standard">
      <style:paragraph-properties fo:text-align="start" style:justify-single-word="false"/>
    </style:style>
    <style:style style:name="P40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42" style:family="paragraph" style:parent-style-name="Standard">
      <style:paragraph-properties fo:text-align="center" style:justify-single-word="false"/>
      <style:text-properties fo:language="ru" fo:country="RU" fo:font-weight="bold" style:font-weight-asian="bold" style:font-weight-complex="bold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1" fo:font-size="14pt" fo:language="ru" fo:country="RU" style:font-size-asian="14pt" style:language-asian="ru" style:country-asian="RU" style:font-name-complex="Times New Roman2" style:font-size-complex="12pt" style:language-complex="ar" style:country-complex="SA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P45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language="ru" fo:country="RU" style:font-size-asian="14pt" style:font-size-complex="14pt"/>
    </style:style>
    <style:style style:name="P46" style:family="paragraph" style:parent-style-name="Standard" style:list-style-name="L3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language="ru" fo:country="RU" style:font-size-asian="14pt" style:font-size-complex="14pt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language="en" fo:country="US" style:font-size-asian="14pt" style:font-size-complex="14pt"/>
    </style:style>
    <style:style style:name="P48" style:family="paragraph" style:parent-style-name="Standard" style:list-style-name="L4">
      <style:paragraph-properties fo:margin-left="0cm" fo:margin-right="0cm" fo:line-height="150%" fo:text-align="start" style:justify-single-word="false" fo:text-indent="0cm" style:auto-text-indent="false"/>
      <style:text-properties fo:color="#000000" fo:font-size="14pt" fo:language="en" fo:country="US" style:font-size-asian="14pt" style:font-size-complex="14pt"/>
    </style:style>
    <style:style style:name="P49" style:family="paragraph" style:parent-style-name="Table">
      <style:paragraph-properties fo:keep-with-next="always"/>
    </style:style>
    <style:style style:name="P50" style:family="paragraph" style:parent-style-name="Table">
      <style:paragraph-properties fo:break-before="page" fo:keep-with-next="always"/>
    </style:style>
    <style:style style:name="P51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2" style:font-size-complex="12pt" style:language-complex="ar" style:country-complex="SA"/>
    </style:style>
    <style:style style:name="P52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  <style:text-properties fo:language="en" fo:country="US"/>
    </style:style>
    <style:style style:name="P53" style:family="paragraph" style:parent-style-name="Table_20_Contents">
      <style:paragraph-properties fo:margin-left="0cm" fo:margin-right="0cm" fo:line-height="150%" fo:text-align="justify" style:justify-single-word="false" fo:orphans="2" fo:widows="2" fo:text-indent="0cm" style:auto-text-indent="false" fo:background-color="transparent" text:number-lines="false" text:line-number="0">
        <style:background-image/>
      </style:paragraph-properties>
    </style:style>
    <style:style style:name="P5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text-transform="uppercase" style:use-window-font-color="true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2pt" style:language-complex="ar" style:country-complex="SA" style:font-weight-complex="normal"/>
    </style:style>
    <style:style style:name="P55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fo:font-variant="small-caps" fo:color="#000000" style:font-name="Courier New1" fo:font-size="12pt" fo:letter-spacing="0.009cm" fo:language="ru" fo:country="RU" fo:font-weight="bold" style:font-name-asian="Times New Roman" style:font-size-asian="12pt" style:font-weight-asian="bold" style:font-name-complex="Times New Roman" style:font-size-complex="12pt" style:language-complex="ar" style:country-complex="SA" style:font-weight-complex="bold"/>
    </style:style>
    <style:style style:name="T1" style:family="text">
      <style:text-properties fo:text-transform="uppercase" style:font-size-complex="14pt"/>
    </style:style>
    <style:style style:name="T2" style:family="text">
      <style:text-properties fo:text-transform="uppercase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language="en" fo:country="US" style:font-size-asian="14pt" style:font-size-complex="14pt"/>
    </style:style>
    <style:style style:name="T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en" fo:country="US" fo:font-weight="bold" style:font-size-asian="14pt" style:font-weight-asian="bold" style:font-size-complex="14pt" style:language-complex="ar" style:country-complex="SA" style:font-weight-complex="bold"/>
    </style:style>
    <style:style style:name="T9" style:family="text">
      <style:text-properties fo:font-size="14pt" fo:language="ru" fo:country="RU" fo:font-weight="bold" style:font-size-asian="14pt" style:font-weight-asian="bold" style:font-size-complex="14pt" style:language-complex="ar" style:country-complex="SA" style:font-weight-complex="bold"/>
    </style:style>
    <style:style style:name="T10" style:family="text">
      <style:text-properties fo:color="#ff0000" fo:font-size="14pt" fo:font-weight="bold" style:font-size-asian="14pt" style:font-weight-asian="bold" style:font-size-complex="14pt"/>
    </style:style>
    <style:style style:name="T11" style:family="text">
      <style:text-properties fo:color="#000000" fo:font-size="14pt" fo:font-weight="bold" style:font-size-asian="14pt" style:font-weight-asian="bold" style:font-size-complex="14pt"/>
    </style:style>
    <style:style style:name="T12" style:family="text">
      <style:text-properties fo:color="#000000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13" style:family="text">
      <style:text-properties fo:color="#000000"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14" style:family="text">
      <style:text-properties fo:color="#000000"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15" style:family="text">
      <style:text-properties fo:font-variant="normal" fo:text-transform="none" fo:font-size="14pt" style:font-size-asian="14pt" style:font-size-complex="14pt"/>
    </style:style>
    <style:style style:name="T16" style:family="text">
      <style:text-properties fo:font-variant="normal" fo:text-transform="none" fo:color="#000000" style:font-name="Times New Roman" fo:font-size="14pt" fo:letter-spacing="0.009cm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T17" style:family="text">
      <style:text-properties fo:language="en" fo:country="US"/>
    </style:style>
    <style:style style:name="T18" style:family="text">
      <style:text-properties fo:language="en" fo:country="US" style:language-complex="ar" style:country-complex="SA"/>
    </style:style>
    <style:style style:name="T19" style:family="text">
      <style:text-properties fo:language="en" fo:country="US" fo:font-weight="bold" style:font-weight-asian="bold" style:language-complex="ar" style:country-complex="SA" style:font-weight-complex="bold"/>
    </style:style>
    <style:style style:name="T20" style:family="text">
      <style:text-properties fo:language="ru" fo:country="RU"/>
    </style:style>
    <style:style style:name="T21" style:family="text">
      <style:text-properties style:font-name="Times New Roman" fo:font-size="14pt" fo:language="ru" fo:country="RU" style:font-name-asian="Times New Roman" style:font-size-asian="14pt" style:font-name-complex="Times New Roman" style:font-size-complex="14pt" style:language-complex="ar" style:country-complex="SA"/>
    </style:style>
    <style:style style:name="T22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 style:language-complex="ar" style:country-complex="SA"/>
    </style:style>
    <style:style style:name="T23" style:family="text">
      <style:text-properties style:font-name="Times New Roman" style:font-name-asian="Times New Roman" style:font-name-complex="Times New Roman" style:language-complex="ar" style:country-complex="SA"/>
    </style:style>
    <style:style style:name="T24" style:family="text">
      <style:text-properties style:font-name="Times New Roman" fo:language="en" fo:country="US" style:font-name-asian="Times New Roman" style:font-name-complex="Times New Roman" style:language-complex="ar" style:country-complex="SA"/>
    </style:style>
    <style:style style:name="T25" style:family="text">
      <style:text-properties style:use-window-font-color="true" style:font-name="Times New Roman" fo:font-size="14pt" fo:language="ru" fo:country="RU" fo:font-weight="bold" style:font-name-asian="Times New Roman" style:font-size-asian="14pt" style:font-weight-asian="bold" style:font-name-complex="Times New Roman" style:font-size-complex="14pt" style:language-complex="ar" style:country-complex="SA"/>
    </style:style>
    <style:style style:name="T26" style:family="text">
      <style:text-properties style:use-window-font-color="true" style:font-name="Times New Roman" fo:font-size="14pt" fo:language="ru" fo:country="RU" style:font-name-asian="Times New Roman" style:font-size-asian="14pt" style:font-name-complex="Times New Roman" style:font-size-complex="12pt" style:language-complex="ar" style:country-complex="SA"/>
    </style:style>
    <style:style style:name="T27" style:family="text">
      <style:text-properties style:use-window-font-color="true" style:font-name="Times New Roman" fo:font-size="14pt" fo:language="ru" fo:country="RU" fo:font-style="normal" style:font-name-asian="Times New Roman" style:font-size-asian="12pt" style:font-style-asian="italic" style:font-name-complex="Lucida Sans1" style:font-size-complex="12pt" style:language-complex="ar" style:country-complex="SA" style:font-style-complex="italic"/>
    </style:style>
    <style:style style:name="T28" style:family="text">
      <style:text-properties style:use-window-font-color="true" style:font-name="Times New Roman" fo:font-size="14pt" fo:language="en" fo:country="US" fo:font-style="normal" style:font-name-asian="Times New Roman" style:font-size-asian="12pt" style:font-style-asian="italic" style:font-name-complex="Lucida Sans1" style:font-size-complex="12pt" style:language-complex="ar" style:country-complex="SA" style:font-style-complex="italic"/>
    </style:style>
    <style:style style:name="T2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2" style:font-size-complex="12pt" style:language-complex="ar" style:country-complex="SA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size="12pt" fo:language="en" fo:country="US" style:font-size-asian="12pt" style:font-name-complex="Times New Roman2" style:font-size-complex="12pt"/>
    </style:style>
    <text:list-style style:name="L1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ИНОБРНАУКИ РОССИИ</text:p>
      <text:p text:style-name="P4">Санкт-Петербургский государственный</text:p>
      <text:p text:style-name="P4">электротехнический университет</text:p>
      <text:p text:style-name="P4">«ЛЭТИ» им. В.И. Ульянова (Ленина)</text:p>
      <text:p text:style-name="P3"><text:span text:style-name="T4">Кафедра </text:span><text:span text:style-name="T12">МОЭВМ</text:span></text:p>
      <text:p text:style-name="P4"/>
      <text:p text:style-name="P4"/>
      <text:p text:style-name="P6"/>
      <text:p text:style-name="P6"/>
      <text:p text:style-name="P6"/>
      <text:p text:style-name="P6"/>
      <text:p text:style-name="P27"><text:span text:style-name="Название_20_книги"><text:span text:style-name="T1">отчет</text:span></text:span></text:p>
      <text:p text:style-name="P3"><text:span text:style-name="T4">по лабораторной работе</text:span><text:span text:style-name="T10"> </text:span><text:span text:style-name="T11">№</text:span><text:span text:style-name="T11">1</text:span></text:p>
      <text:p text:style-name="P3"><text:span text:style-name="T4">по дисциплине </text:span><text:span text:style-name="T11">«</text:span><text:span text:style-name="T12">Организация ЭВМ и систем</text:span><text:span text:style-name="T11">»</text:span></text:p>
      <text:p text:style-name="P3"><text:span text:style-name="Название_20_книги"><text:span text:style-name="T15">Тема: </text:span></text:span><text:span text:style-name="Название_20_книги"><text:span text:style-name="T16">Трансляции, отладка и выполнение программы на языке Ассемблера</text:span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Standard"><text:span text:style-name="T3">Студент гр. </text:span><text:span text:style-name="T13">9383</text:span></text:p>
          </table:table-cell>
          <table:table-cell table:style-name="Table1.B1" office:value-type="string">
            <text:p text:style-name="P7"/>
          </table:table-cell>
          <table:table-cell table:style-name="Table1.A1" office:value-type="string">
            <text:p text:style-name="P9"><text:span text:style-name="T21">Корсунов</text:span><text:span text:style-name="T3"> А.А.</text:span></text:p>
          </table:table-cell>
        </table:table-row>
        <table:table-row table:style-name="Table1.1">
          <table:table-cell table:style-name="Table1.A1" office:value-type="string">
            <text:p text:style-name="P5">Преподаватель</text:p>
          </table:table-cell>
          <table:table-cell table:style-name="Table1.B2" office:value-type="string">
            <text:p text:style-name="P7"/>
          </table:table-cell>
          <table:table-cell table:style-name="Table1.A1" office:value-type="string">
            <text:p text:style-name="P9"><text:span text:style-name="T21">Ефремов</text:span><text:span text:style-name="T3"> </text:span><text:span text:style-name="T3">М</text:span><text:span text:style-name="T3">.</text:span><text:span text:style-name="T3">А</text:span><text:span text:style-name="T3">.</text:span></text:p>
          </table:table-cell>
        </table:table-row>
      </table:table>
      <text:p text:style-name="P8"/>
      <text:p text:style-name="P8"/>
      <text:p text:style-name="P8">Санкт-Петербург</text:p>
      <text:p text:style-name="P10">2020</text:p>
      <text:p text:style-name="P11">Цель работы.</text:p>
      <text:p text:style-name="P16">Познакомиться с основами программирования на языке ассемблер с помощью эмулятора <text:span text:style-name="T17">MS-DOS, </text:span>под названием <text:span text:style-name="T17">DOSBox, </text:span>в частности, с трансляцией и отладкой, а также просмотреть изменения регистров при пошаговом выполнении программ.</text:p>
      <text:p text:style-name="P13"/>
      <text:p text:style-name="P12"><text:span text:style-name="T25">Текст задания</text:span><text:span text:style-name="T4">.</text:span></text:p>
      <text:p text:style-name="P18">Лабораторная работа 1 использует 2 готовых программы на ассемблере: hello1 – составлена с использованием сокращенного описания сегментов и hello2 – составлена с полным описанием сегментов и выводом строки, оформленным как процедура. Выполнение работы состоит из двух частей, по каждой из которых необходимо представить протокол с фиксацией всех выполняемых действий и полученных результатов, и подписать его у преподавателя.</text:p>
      <text:p text:style-name="P18">Уточнение задания следует посмотреть в файле lr1_comp.txt каталога Задания.</text:p>
      <text:p text:style-name="P18">Часть 1</text:p>
      <text:p text:style-name="P18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p>
      <text:p text:style-name="P18">Выполняемые функцией действия и задаваемые ей параметры - следующие:</text:p>
      <text:p text:style-name="P18">- обеспечивается вывод на экран строки символов, заканчивающейся знаком "$";</text:p>
      <text:p text:style-name="P18">- требуется задание в регистре ah номера функции, равного 09h, а в регистре dx - смещения адреса выводимой строки;</text:p>
      <text:p text:style-name="P18">- используется регистр ax и не сохраняется его содержимое.</text:p>
      <text:p text:style-name="P18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p>
      <text:p text:style-name="P18"><text:soft-page-break/>3. Загрузить файл hello1.asm из каталога Задания в каталог Masm.</text:p>
      <text:p text:style-name="P18">4. Протранслировать программу с помощью строки</text:p>
      <text:p text:style-name="P18">&gt; masm hello1.asm</text:p>
      <text:p text:style-name="P18">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Повторить трансляцию программы до получения объектного модуля.</text:p>
      <text:p text:style-name="P18">5. Скомпоновать загрузочный модуль с помощью строки</text:p>
      <text:p text:style-name="P18">&gt; link hello1.obj</text:p>
      <text:p text:style-name="P18">с созданием карты памяти и исполняемого файла hello1.exe.</text:p>
      <text:p text:style-name="P18">6. Выполнить программу в автоматическом режиме путем набора строки</text:p>
      <text:p text:style-name="P18">&gt; hello1.exe</text:p>
      <text:p text:style-name="P18">убедиться в корректности ее работы и зафиксировать результат выполнения в протоколе.</text:p>
      <text:p text:style-name="P18">7. Запустить выполнение программы под управлением отладчика с помощью команды</text:p>
      <text:p text:style-name="P18">&gt; afd hello1.exe</text:p>
      <text:p text:style-name="P18">Часть 2</text:p>
      <text:p text:style-name="P18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p>
      <text:p text:style-name="P13"/>
      <text:p text:style-name="P14"/>
      <text:p text:style-name="P35"><text:tab/><text:span text:style-name="T5">Файл </text:span><text:span text:style-name="T7">hello1.asm:</text:span></text:p>
      <text:p text:style-name="P38"><text:span text:style-name="T7"/></text:p>
      <text:p text:style-name="P40"><text:span text:style-name="T6">; HELLO1.ASM - <text:s/>упрощенная версия учебной программы лаб.раб. N1</text:span></text:p>
      <text:p text:style-name="P40"><text:span text:style-name="T6">; <text:s text:c="14"/>по дисциплине "Архитектура компьютера"</text:span></text:p>
      <text:p text:style-name="P40"><text:span text:style-name="T6">; *****************************************************************</text:span></text:p>
      <text:p text:style-name="P40"><text:span text:style-name="T6">; Назначение: Программа формирует и выводит на экран приветствие</text:span></text:p>
      <text:p text:style-name="P40"><text:span text:style-name="T6">; <text:s text:c="12"/>пользователя с помощью функции ДОС "Вывод строки"</text:span></text:p>
      <text:p text:style-name="P40"><text:span text:style-name="T6">; <text:s text:c="12"/>(номер 09 прерывание 21h), которая:</text:span></text:p>
      <text:p text:style-name="P40"><text:span text:style-name="T6">; <text:s text:c="13"/>- обеспечивает вывод на экран строки символов,</text:span></text:p>
      <text:p text:style-name="P40"><text:span text:style-name="T6">; <text:s text:c="15"/>заканчивающейся знаком "$";</text:span></text:p>
      <text:p text:style-name="P40"><text:span text:style-name="T6">; <text:s text:c="13"/>- требует задания в регистре ah номера функции=09h,</text:span></text:p>
      <text:p text:style-name="P40"><text:span text:style-name="T6">; <text:s text:c="15"/>а в регистре dx - <text:s/>смещения <text:s/>адреса <text:s/>выводимой</text:span></text:p>
      <text:p text:style-name="P40"><text:span text:style-name="T6">; <text:s text:c="15"/>строки;</text:span></text:p>
      <text:p text:style-name="P40"><text:span text:style-name="T6">; <text:s text:c="13"/>- использует регистр <text:s/>ax <text:s/>и <text:s/>не сохраняет его</text:span></text:p>
      <text:p text:style-name="P40"><text:span text:style-name="T6">; <text:s text:c="15"/>содержимое.</text:span></text:p>
      <text:p text:style-name="P40"><text:span text:style-name="T6">; ******************************************************************</text:span></text:p>
      <text:p text:style-name="P40"><text:span text:style-name="T6"/></text:p>
      <text:p text:style-name="P40"><text:span text:style-name="T6"><text:s text:c="3"/>DOSSEG <text:s text:c="37"/>; Задание сегментов под ДОС</text:span></text:p>
      <text:p text:style-name="P40"><text:span text:style-name="T6"><text:s text:c="3"/>.MODEL <text:s/>SMALL <text:s text:c="30"/>; Модель памяти-SMALL(Малая)</text:span></text:p>
      <text:p text:style-name="P40"><text:span text:style-name="T6"><text:s text:c="3"/>.STACK <text:s/>100h <text:s text:c="31"/>; Отвести под Стек 256 байт</text:span></text:p>
      <text:p text:style-name="P40"><text:span text:style-name="T6"><text:s text:c="3"/>.DATA <text:s text:c="38"/>; Начало сегмента данных</text:span></text:p>
      <text:p text:style-name="P40"><text:span text:style-name="T6">Greeting <text:s/>LABEL <text:s/>BYTE <text:s text:c="25"/>; Текст <text:s/>приветствия</text:span></text:p>
      <text:p text:style-name="P40"><text:span text:style-name="T6"><text:s text:c="3"/>DB 'Вас приветствует ст.гр.9383 - Корсунов А.А.',13,10,'$'</text:span></text:p>
      <text:p text:style-name="P40"><text:span text:style-name="T6"><text:s text:c="3"/>.CODE <text:s text:c="31"/>; Начало сегмента кода</text:span></text:p>
      <text:p text:style-name="P40"><text:span text:style-name="T6"><text:s text:c="3"/>mov <text:s/>ax, @data <text:s text:c="23"/>; Загрузка в DS адреса начала</text:span></text:p>
      <text:p text:style-name="P40"><text:span text:style-name="T6"><text:s text:c="3"/>mov <text:s/>ds, ax <text:s text:c="26"/>; сегмента данных</text:span></text:p>
      <text:p text:style-name="P40"><text:span text:style-name="T6"><text:s text:c="3"/>mov <text:s/>dx, OFFSET Greeting <text:s text:c="13"/>; Загрузка в dx смещения</text:span></text:p>
      <text:p text:style-name="P40"><text:span text:style-name="T6"><text:s text:c="40"/>; адреса текста приветствия</text:span></text:p>
      <text:p text:style-name="P40"><text:span text:style-name="T6">DisplayGreeting:</text:span></text:p>
      <text:p text:style-name="P40"><text:span text:style-name="T6"><text:s text:c="3"/>mov <text:s/>ah, 9 <text:s text:c="27"/>; # функции ДОС печати строки</text:span></text:p>
      <text:p text:style-name="P40"><text:span text:style-name="T6"><text:s text:c="3"/>int <text:s/>21h <text:s text:c="28"/>; вывод на экран <text:s/>приветствия</text:span></text:p>
      <text:p text:style-name="P40"><text:span text:style-name="T6"><text:s text:c="3"/>mov <text:s/>ah, 4ch <text:s text:c="25"/>; # функции ДОС завершения программы</text:span></text:p>
      <text:p text:style-name="P40"><text:span text:style-name="T6"><text:s text:c="3"/>int <text:s/>21h <text:s text:c="28"/>; завершение программы и выход в ДОС</text:span></text:p>
      <text:p text:style-name="P40"><text:span text:style-name="T6"><text:s text:c="3"/>END</text:span></text:p>
      <text:p text:style-name="P40"><text:span text:style-name="T6"/></text:p>
      <text:p text:style-name="P42"><text:span text:style-name="T3">Файл </text:span><text:span text:style-name="T6">hello2.asm:</text:span></text:p>
      <text:p text:style-name="P38"><text:span text:style-name="T6"/></text:p>
      <text:p text:style-name="P39"><text:span text:style-name="T6">; HELLO2 - Учебная программа N2 <text:s/>лаб.раб.#1 по дисциплине "Архитектура компьютера"</text:span></text:p>
      <text:p text:style-name="P39"><text:span text:style-name="T6">; <text:s text:c="9"/>Программа использует процедуру для печати строки</text:span></text:p>
      <text:p text:style-name="P39"><text:span text:style-name="T6">;</text:span></text:p>
      <text:p text:style-name="P39"><text:span text:style-name="T6">; <text:s text:c="5"/>ТЕКСТ <text:s/>ПРОГРАММЫ</text:span></text:p>
      <text:p text:style-name="P39"><text:span text:style-name="T6"/></text:p>
      <text:p text:style-name="P39"><text:span text:style-name="T6">EOFLine <text:s/>EQU <text:s/>'$' <text:s text:c="8"/>; Определение символьной константы</text:span></text:p>
      <text:p text:style-name="P39"><text:span text:style-name="T6"><text:s text:c="26"/>; <text:s text:c="4"/>"Конец строки"</text:span></text:p>
      <text:p text:style-name="P39"><text:soft-page-break/><text:span text:style-name="T6"/></text:p>
      <text:p text:style-name="P39"><text:span text:style-name="T6">; Стек <text:s/>программы</text:span></text:p>
      <text:p text:style-name="P39"><text:span text:style-name="T6"/></text:p>
      <text:p text:style-name="P39"><text:span text:style-name="T6">AStack <text:s text:c="3"/>SEGMENT <text:s/>STACK</text:span></text:p>
      <text:p text:style-name="P39"><text:span text:style-name="T6"><text:s text:c="10"/>DW 12 DUP(?) <text:s text:c="3"/>; Отводится 12 слов памяти</text:span></text:p>
      <text:p text:style-name="P39"><text:span text:style-name="T6">AStack <text:s text:c="3"/>ENDS</text:span></text:p>
      <text:p text:style-name="P39"><text:span text:style-name="T6"/></text:p>
      <text:p text:style-name="P39"><text:span text:style-name="T6">; Данные программы</text:span></text:p>
      <text:p text:style-name="P39"><text:span text:style-name="T6"/></text:p>
      <text:p text:style-name="P39"><text:span text:style-name="T6">DATA <text:s text:c="5"/>SEGMENT</text:span></text:p>
      <text:p text:style-name="P39"><text:span text:style-name="T6"/></text:p>
      <text:p text:style-name="P39"><text:span text:style-name="T6">; <text:s/>Директивы описания данных</text:span></text:p>
      <text:p text:style-name="P39"><text:span text:style-name="T6"/></text:p>
      <text:p text:style-name="P39"><text:span text:style-name="T6">HELLO <text:s text:c="4"/>DB 'Hello Worlds!', 0AH, 0DH,EOFLine</text:span></text:p>
      <text:p text:style-name="P39"><text:span text:style-name="T6">GREETING <text:s/>DB 'Student from 9383 - Korsunov Anton $'</text:span></text:p>
      <text:p text:style-name="P39"><text:span text:style-name="T6">DATA <text:s text:c="5"/>ENDS</text:span></text:p>
      <text:p text:style-name="P39"><text:span text:style-name="T6"/></text:p>
      <text:p text:style-name="P39"><text:span text:style-name="T6">; Код программы</text:span></text:p>
      <text:p text:style-name="P39"><text:span text:style-name="T6"/></text:p>
      <text:p text:style-name="P39"><text:span text:style-name="T6">CODE <text:s text:c="5"/>SEGMENT</text:span></text:p>
      <text:p text:style-name="P39"><text:span text:style-name="T6"><text:s text:c="10"/>ASSUME CS:Code, DS:DATA, SS:AStack</text:span></text:p>
      <text:p text:style-name="P39"><text:span text:style-name="T6">; Процедура печати строки</text:span></text:p>
      <text:p text:style-name="P39"><text:span text:style-name="T6">WriteMsg <text:s/>PROC <text:s/>NEAR</text:span></text:p>
      <text:p text:style-name="P39"><text:span text:style-name="T6"><text:s text:c="10"/>mov <text:s text:c="2"/>AH,9</text:span></text:p>
      <text:p text:style-name="P39"><text:span text:style-name="T6"><text:s text:c="10"/>int <text:s text:c="2"/>21h <text:s/>; Вызов функции DOS по прерыванию</text:span></text:p>
      <text:p text:style-name="P39"><text:span text:style-name="T6"><text:s text:c="10"/>ret</text:span></text:p>
      <text:p text:style-name="P39"><text:span text:style-name="T6">WriteMsg <text:s/>ENDP</text:span></text:p>
      <text:p text:style-name="P39"><text:span text:style-name="T6"/></text:p>
      <text:p text:style-name="P39"><text:span text:style-name="T6">; Головная процедура</text:span></text:p>
      <text:p text:style-name="P39"><text:span text:style-name="T6">Main <text:s text:c="5"/>PROC <text:s/>FAR</text:span></text:p>
      <text:p text:style-name="P39"><text:span text:style-name="T6"><text:s text:c="10"/>push <text:s/>DS <text:s text:c="6"/>;\ <text:s/>Сохранение адреса начала PSP в стеке</text:span></text:p>
      <text:p text:style-name="P39"><text:span text:style-name="T6"><text:s text:c="10"/>sub <text:s text:c="2"/>AX,AX <text:s text:c="3"/>; &gt; для последующего восстановления по</text:span></text:p>
      <text:p text:style-name="P39"><text:span text:style-name="T6"><text:s text:c="10"/>push <text:s/>AX <text:s text:c="6"/>;/ <text:s/>команде ret, завершающей процедуру.</text:span></text:p>
      <text:p text:style-name="P39"><text:span text:style-name="T6"><text:s text:c="10"/>mov <text:s text:c="2"/>AX,DATA <text:s text:c="12"/>; Загрузка сегментного</text:span></text:p>
      <text:p text:style-name="P39"><text:span text:style-name="T6"><text:s text:c="10"/>mov <text:s text:c="2"/>DS,AX <text:s text:c="14"/>; регистра данных.</text:span></text:p>
      <text:p text:style-name="P39"><text:span text:style-name="T6"><text:s text:c="10"/>mov <text:s text:c="2"/>DX, OFFSET HELLO <text:s text:c="3"/>; Вывод на экран первой</text:span></text:p>
      <text:p text:style-name="P39"><text:span text:style-name="T6"><text:s text:c="10"/>call <text:s/>WriteMsg <text:s text:c="11"/>; строки приветствия.</text:span></text:p>
      <text:p text:style-name="P39"><text:span text:style-name="T6"><text:s text:c="10"/>mov <text:s text:c="2"/>DX, OFFSET GREETING ; Вывод на экран второй</text:span></text:p>
      <text:p text:style-name="P39"><text:span text:style-name="T6"><text:s text:c="10"/>call <text:s/>WriteMsg <text:s text:c="11"/>; строки приветствия.</text:span></text:p>
      <text:p text:style-name="P39"><text:span text:style-name="T6"><text:s text:c="10"/>ret <text:s text:c="22"/>; Выход в DOS по команде,</text:span></text:p>
      <text:p text:style-name="P39"><text:span text:style-name="T6"><text:s text:c="36"/>; находящейся в 1-ом слове PSP.</text:span></text:p>
      <text:p text:style-name="P39"><text:span text:style-name="T6">Main <text:s text:c="5"/>ENDP</text:span></text:p>
      <text:p text:style-name="P39"><text:span text:style-name="T6">CODE <text:s text:c="5"/>ENDS</text:span></text:p>
      <text:p text:style-name="P39"><text:span text:style-name="T6"><text:s text:c="10"/>END Main</text:span></text:p>
      <text:p text:style-name="P39"><text:span text:style-name="T6"/></text:p>
      <text:p text:style-name="P39"><text:span text:style-name="T6"/></text:p>
      <text:p text:style-name="P42"><text:soft-page-break/><text:span text:style-name="T3">Файл </text:span><text:span text:style-name="T6">hello1.lst:</text:span></text:p>
      <text:p text:style-name="P42"><text:span text:style-name="T6"/></text:p>
      <text:p text:style-name="P41"><text:span text:style-name="T6">#Microsoft (R) Macro Assembler Version 5.10 <text:s text:c="17"/>10/13/20 20:26:0</text:span></text:p>
      <text:p text:style-name="P41"><text:span text:style-name="T6"><text:s text:c="61"/>Page <text:s text:c="4"/>1-1</text:span></text:p>
      <text:p text:style-name="P41"><text:span text:style-name="T6"/></text:p>
      <text:p text:style-name="P41"><text:span text:style-name="T6"/></text:p>
      <text:p text:style-name="P41"><text:span text:style-name="T6"><text:tab/><text:tab/><text:tab/><text:tab/></text:span></text:p>
      <text:p text:style-name="P41"><text:span text:style-name="T6"><text:tab/><text:tab/><text:tab/><text:tab/>; HELLO1.ASM - <text:s/>упрощенная версия учебной прогр</text:span></text:p>
      <text:p text:style-name="P41"><text:span text:style-name="T6"><text:tab/><text:tab/><text:tab/><text:tab/>аммы лаб.раб. N1</text:span></text:p>
      <text:p text:style-name="P41"><text:span text:style-name="T6"><text:tab/><text:tab/><text:tab/><text:tab/>; <text:s text:c="14"/>по дисциплине "Архитектура комп</text:span></text:p>
      <text:p text:style-name="P41"><text:span text:style-name="T6"><text:tab/><text:tab/><text:tab/><text:tab/>ьютера"</text:span></text:p>
      <text:p text:style-name="P41"><text:span text:style-name="T6"><text:tab/><text:tab/><text:tab/><text:tab/>; *********************************************</text:span></text:p>
      <text:p text:style-name="P41"><text:span text:style-name="T6"><text:tab/><text:tab/><text:tab/><text:tab/>********************</text:span></text:p>
      <text:p text:style-name="P41"><text:span text:style-name="T6"><text:tab/><text:tab/><text:tab/><text:tab/>; Назначение: Программа формирует и выводит на </text:span></text:p>
      <text:p text:style-name="P41"><text:span text:style-name="T6"><text:tab/><text:tab/><text:tab/><text:tab/>экран приветствие</text:span></text:p>
      <text:p text:style-name="P41"><text:span text:style-name="T6"><text:tab/><text:tab/><text:tab/><text:tab/>; <text:s text:c="12"/>пользователя с помощью функции ДО</text:span></text:p>
      <text:p text:style-name="P41"><text:span text:style-name="T6"><text:tab/><text:tab/><text:tab/><text:tab/>С "Вывод строки"</text:span></text:p>
      <text:p text:style-name="P41"><text:span text:style-name="T6"><text:tab/><text:tab/><text:tab/><text:tab/>; <text:s text:c="12"/>(номер 09 прерывание 21h), котора</text:span></text:p>
      <text:p text:style-name="P41"><text:span text:style-name="T6"><text:tab/><text:tab/><text:tab/><text:tab/>я:</text:span></text:p>
      <text:p text:style-name="P41"><text:span text:style-name="T6"><text:tab/><text:tab/><text:tab/><text:tab/>; <text:s text:c="13"/>- обеспечивает вывод на экран ст</text:span></text:p>
      <text:p text:style-name="P41"><text:span text:style-name="T6"><text:tab/><text:tab/><text:tab/><text:tab/>роки символов,</text:span></text:p>
      <text:p text:style-name="P41"><text:span text:style-name="T6"><text:tab/><text:tab/><text:tab/><text:tab/>; <text:s text:c="15"/>заканчивающейся знаком "$";</text:span></text:p>
      <text:p text:style-name="P41"><text:span text:style-name="T6"><text:tab/><text:tab/><text:tab/><text:tab/>; <text:s text:c="13"/>- требует задания в регистре ah </text:span></text:p>
      <text:p text:style-name="P41"><text:span text:style-name="T6"><text:tab/><text:tab/><text:tab/><text:tab/>номера функции=09h,</text:span></text:p>
      <text:p text:style-name="P41"><text:span text:style-name="T6"><text:tab/><text:tab/><text:tab/><text:tab/>; <text:s text:c="15"/>а в регистре dx - <text:s/>смещения <text:s/>а</text:span></text:p>
      <text:p text:style-name="P41"><text:span text:style-name="T6"><text:tab/><text:tab/><text:tab/><text:tab/>дреса <text:s/>выводимой</text:span></text:p>
      <text:p text:style-name="P41"><text:span text:style-name="T6"><text:tab/><text:tab/><text:tab/><text:tab/>; <text:s text:c="15"/>строки;</text:span></text:p>
      <text:p text:style-name="P41"><text:span text:style-name="T6"><text:tab/><text:tab/><text:tab/><text:tab/>; <text:s text:c="13"/>- использует регистр <text:s/>ax <text:s/>и <text:s/>не </text:span></text:p>
      <text:p text:style-name="P41"><text:span text:style-name="T6"><text:tab/><text:tab/><text:tab/><text:tab/>сохраняет его</text:span></text:p>
      <text:p text:style-name="P41"><text:span text:style-name="T6"><text:tab/><text:tab/><text:tab/><text:tab/>; <text:s text:c="15"/>содержимое.</text:span></text:p>
      <text:p text:style-name="P41"><text:span text:style-name="T6"><text:tab/><text:tab/><text:tab/><text:tab/>; *********************************************</text:span></text:p>
      <text:p text:style-name="P41"><text:span text:style-name="T6"><text:tab/><text:tab/><text:tab/><text:tab/>*********************</text:span></text:p>
      <text:p text:style-name="P41"><text:span text:style-name="T6"><text:tab/><text:tab/><text:tab/><text:tab/></text:span></text:p>
      <text:p text:style-name="P41"><text:span text:style-name="T6"><text:tab/><text:tab/><text:tab/><text:tab/> <text:s text:c="2"/>DOSSEG <text:s text:c="37"/></text:span></text:p>
      <text:p text:style-name="P41"><text:span text:style-name="T6"><text:tab/><text:tab/><text:tab/><text:tab/>; Задание сегментов под ДОС</text:span></text:p>
      <text:p text:style-name="P41"><text:span text:style-name="T6"><text:tab/><text:tab/><text:tab/><text:tab/> <text:s text:c="2"/>.MODEL <text:s/>SMALL <text:s text:c="30"/></text:span></text:p>
      <text:p text:style-name="P41"><text:span text:style-name="T6"><text:tab/><text:tab/><text:tab/><text:tab/>; Модель памяти-SMALL(Малая)</text:span></text:p>
      <text:p text:style-name="P41"><text:span text:style-name="T6"><text:tab/><text:tab/><text:tab/><text:tab/> <text:s text:c="2"/>.STACK <text:s/>100h <text:s text:c="31"/></text:span></text:p>
      <text:p text:style-name="P41"><text:span text:style-name="T6"><text:tab/><text:tab/><text:tab/><text:tab/>; Отвести под Стек 256 байт</text:span></text:p>
      <text:p text:style-name="P41"><text:span text:style-name="T6"><text:tab/><text:tab/><text:tab/><text:tab/> <text:s text:c="2"/>.DATA <text:s text:c="38"/></text:span></text:p>
      <text:p text:style-name="P41"><text:span text:style-name="T6"><text:tab/><text:tab/><text:tab/><text:tab/>; Начало сегмента данных</text:span></text:p>
      <text:p text:style-name="P41"><text:span text:style-name="T6"><text:s/>0000<text:tab/><text:tab/><text:tab/><text:tab/>Greeting <text:s/>LABEL <text:s/>BYTE <text:s text:c="25"/></text:span></text:p>
      <text:p text:style-name="P41"><text:span text:style-name="T6"><text:tab/><text:tab/><text:tab/><text:tab/>; Текст <text:s/>приветствия</text:span></text:p>
      <text:p text:style-name="P41"><text:span text:style-name="T6"><text:s/>0000 <text:s/>82 A0 E1 20 AF E0<text:tab/> <text:s text:c="2"/>DB 'Вас приветствует ст.гр.9383 - Корсунов А</text:span></text:p>
      <text:p text:style-name="P41"><text:span text:style-name="T6"><text:tab/><text:tab/><text:tab/><text:tab/>.А.',13,10,'$'</text:span></text:p>
      <text:p text:style-name="P41"><text:soft-page-break/><text:span text:style-name="T6"><text:s text:c="7"/>A8 A2 A5 E2 E1 E2<text:tab/></text:span></text:p>
      <text:p text:style-name="P41"><text:span text:style-name="T6"><text:s text:c="7"/>A2 E3 A5 E2 20 E1<text:tab/></text:span></text:p>
      <text:p text:style-name="P41"><text:span text:style-name="T6"><text:s text:c="7"/>E2 2E A3 E0 2E 39<text:tab/></text:span></text:p>
      <text:p text:style-name="P41"><text:span text:style-name="T6"><text:s text:c="7"/>33 38 33 20 2D 20<text:tab/></text:span></text:p>
      <text:p text:style-name="P41"><text:span text:style-name="T6"><text:s text:c="7"/>8A AE E0 E1 E3 AD<text:tab/></text:span></text:p>
      <text:p text:style-name="P41"><text:span text:style-name="T6"><text:s text:c="7"/>AE A2 20 80 2E 80<text:tab/></text:span></text:p>
      <text:p text:style-name="P41"><text:span text:style-name="T6"><text:s text:c="7"/>2E 0D 0A 24<text:tab/><text:tab/></text:span></text:p>
      <text:p text:style-name="P41"><text:span text:style-name="T6"><text:tab/><text:tab/><text:tab/><text:tab/> <text:s text:c="2"/>.CODE <text:s text:c="31"/>; Начал</text:span></text:p>
      <text:p text:style-name="P41"><text:span text:style-name="T6"><text:tab/><text:tab/><text:tab/><text:tab/>о сегмента кода</text:span></text:p>
      <text:p text:style-name="P41"><text:span text:style-name="T6"><text:s/>0000 <text:s/>B8 ---- R<text:tab/><text:tab/> <text:s text:c="2"/>mov <text:s/>ax, @data <text:s text:c="23"/>; Загр</text:span></text:p>
      <text:p text:style-name="P41"><text:span text:style-name="T6"><text:tab/><text:tab/><text:tab/><text:tab/>узка в DS адреса начала</text:span></text:p>
      <text:p text:style-name="P41"><text:span text:style-name="T6"><text:s/>0003 <text:s/>8E D8<text:tab/><text:tab/><text:tab/> <text:s text:c="2"/>mov <text:s/>ds, ax <text:s text:c="26"/>; сегм</text:span></text:p>
      <text:p text:style-name="P41"><text:span text:style-name="T6"><text:tab/><text:tab/><text:tab/><text:tab/>ента данных</text:span></text:p>
      <text:p text:style-name="P41"><text:span text:style-name="T6"><text:s/>0005 <text:s/>BA 0000 R<text:tab/><text:tab/> <text:s text:c="2"/>mov <text:s/>dx, OFFSET Greeting <text:s text:c="13"/>; Загр</text:span></text:p>
      <text:p text:style-name="P41"><text:span text:style-name="T6"><text:tab/><text:tab/><text:tab/><text:tab/>узка в dx смещения</text:span></text:p>
      <text:p text:style-name="P41"><text:span text:style-name="T6"/></text:p>
      <text:p text:style-name="P36"><text:span text:style-name="T6">#Microsoft (R) Macro Assembler Version 5.10 <text:s text:c="17"/>10/13/20 20:26:0</text:span></text:p>
      <text:p text:style-name="P41"><text:span text:style-name="T6"><text:s text:c="61"/>Page <text:s text:c="4"/>1-2</text:span></text:p>
      <text:p text:style-name="P41"><text:span text:style-name="T6"/></text:p>
      <text:p text:style-name="P41"><text:span text:style-name="T6"/></text:p>
      <text:p text:style-name="P41"><text:span text:style-name="T6"><text:tab/><text:tab/><text:tab/><text:tab/> <text:s text:c="39"/>; адрес</text:span></text:p>
      <text:p text:style-name="P41"><text:span text:style-name="T6"><text:tab/><text:tab/><text:tab/><text:tab/>а текста приветствия</text:span></text:p>
      <text:p text:style-name="P41"><text:span text:style-name="T6"><text:s/>0008<text:tab/><text:tab/><text:tab/><text:tab/>DisplayGreeting:</text:span></text:p>
      <text:p text:style-name="P41"><text:span text:style-name="T6"><text:s/>0008 <text:s/>B4 09<text:tab/><text:tab/><text:tab/> <text:s text:c="2"/>mov <text:s/>ah, 9 <text:s text:c="27"/>; # фу</text:span></text:p>
      <text:p text:style-name="P41"><text:span text:style-name="T6"><text:tab/><text:tab/><text:tab/><text:tab/>нкции ДОС печати строки</text:span></text:p>
      <text:p text:style-name="P41"><text:span text:style-name="T6"><text:s/>000A <text:s/>CD 21<text:tab/><text:tab/><text:tab/> <text:s text:c="2"/>int <text:s/>21h <text:s text:c="28"/>; вывод</text:span></text:p>
      <text:p text:style-name="P41"><text:span text:style-name="T6"><text:tab/><text:tab/><text:tab/><text:tab/> на экран <text:s/>приветствия</text:span></text:p>
      <text:p text:style-name="P41"><text:span text:style-name="T6"><text:s/>000C <text:s/>B4 4C<text:tab/><text:tab/><text:tab/> <text:s text:c="2"/>mov <text:s/>ah, 4ch <text:s text:c="25"/>; # фу</text:span></text:p>
      <text:p text:style-name="P41"><text:span text:style-name="T6"><text:tab/><text:tab/><text:tab/><text:tab/>нкции ДОС завершения программы</text:span></text:p>
      <text:p text:style-name="P41"><text:span text:style-name="T6"><text:s/>000E <text:s/>CD 21<text:tab/><text:tab/><text:tab/> <text:s text:c="2"/>int <text:s/>21h <text:s text:c="28"/>; завер</text:span></text:p>
      <text:p text:style-name="P41"><text:span text:style-name="T6"><text:tab/><text:tab/><text:tab/><text:tab/>шение программы и выход в ДОС</text:span></text:p>
      <text:p text:style-name="P41"><text:span text:style-name="T6"><text:tab/><text:tab/><text:tab/><text:tab/> <text:s text:c="2"/>END</text:span></text:p>
      <text:p text:style-name="P41"><text:span text:style-name="T6"/></text:p>
      <text:p text:style-name="P36"><text:span text:style-name="T6">#Microsoft (R) Macro Assembler Version 5.10 <text:s text:c="17"/>10/13/20 20:26:0</text:span></text:p>
      <text:p text:style-name="P41"><text:span text:style-name="T6"><text:s text:c="61"/>Symbols-1</text:span></text:p>
      <text:p text:style-name="P41"><text:span text:style-name="T6"/></text:p>
      <text:p text:style-name="P41"><text:span text:style-name="T6"/></text:p>
      <text:p text:style-name="P41"><text:span text:style-name="T6">Segments and Groups:</text:span></text:p>
      <text:p text:style-name="P41"><text:span text:style-name="T6"/></text:p>
      <text:p text:style-name="P41"><text:span text:style-name="T6"><text:s text:c="16"/>N a m e <text:s text:c="8"/><text:tab/>Length<text:tab/> Align<text:tab/>Combine Class</text:span></text:p>
      <text:p text:style-name="P41"><text:span text:style-name="T6"/></text:p>
      <text:p text:style-name="P41"><text:span text:style-name="T6">DGROUP . . . . . . . . . . . . . <text:s/><text:tab/>GROUP</text:span></text:p>
      <text:p text:style-name="P41"><text:span text:style-name="T6"><text:s text:c="2"/>_DATA <text:s/>. . . . . . . . . . . . <text:s/><text:tab/>002E<text:tab/>WORD<text:tab/>PUBLIC<text:tab/>'DATA'</text:span></text:p>
      <text:p text:style-name="P41"><text:span text:style-name="T6"><text:s text:c="2"/>STACK <text:s/>. . . . . . . . . . . . <text:s/><text:tab/>0100<text:tab/>PARA<text:tab/>STACK<text:tab/>'STACK'</text:span></text:p>
      <text:p text:style-name="P41"><text:span text:style-name="T6">_TEXT <text:s/>. . . . . . . . . . . . . <text:s/><text:tab/>0010<text:tab/>WORD<text:tab/>PUBLIC<text:tab/>'CODE'</text:span></text:p>
      <text:p text:style-name="P41"><text:span text:style-name="T6"/></text:p>
      <text:p text:style-name="P41"><text:span text:style-name="T6">Symbols: <text:s text:c="11"/></text:span></text:p>
      <text:p text:style-name="P41"><text:span text:style-name="T6"/></text:p>
      <text:p text:style-name="P41"><text:span text:style-name="T6"><text:s text:c="16"/>N a m e <text:s text:c="8"/><text:tab/>Type<text:tab/> Value<text:tab/> Attr</text:span></text:p>
      <text:p text:style-name="P41"><text:span text:style-name="T6"/></text:p>
      <text:p text:style-name="P41"><text:span text:style-name="T6">DISPLAYGREETING <text:s/>. . . . . . . . <text:s/><text:tab/>L NEAR<text:tab/>0008<text:tab/>_TEXT</text:span></text:p>
      <text:p text:style-name="P41"><text:span text:style-name="T6"/></text:p>
      <text:p text:style-name="P41"><text:span text:style-name="T6">GREETING . . . . . . . . . . . . <text:s/><text:tab/>L BYTE<text:tab/>0000<text:tab/>_DATA</text:span></text:p>
      <text:p text:style-name="P41"><text:span text:style-name="T6"/></text:p>
      <text:p text:style-name="P41"><text:span text:style-name="T6">@CODE <text:s/>. . . . . . . . . . . . . <text:s/><text:tab/>TEXT <text:s/>_TEXT<text:tab/><text:tab/></text:span></text:p>
      <text:p text:style-name="P41"><text:span text:style-name="T6">@CODESIZE <text:s/>. . . . . . . . . . . <text:s/><text:tab/>TEXT <text:s/>0<text:tab/><text:tab/></text:span></text:p>
      <text:p text:style-name="P41"><text:span text:style-name="T6">@CPU . . . . . . . . . . . . . . <text:s/><text:tab/>TEXT <text:s/>0101h<text:tab/><text:tab/></text:span></text:p>
      <text:p text:style-name="P41"><text:span text:style-name="T6">@DATASIZE <text:s/>. . . . . . . . . . . <text:s/><text:tab/>TEXT <text:s/>0<text:tab/><text:tab/></text:span></text:p>
      <text:p text:style-name="P41"><text:span text:style-name="T6">@FILENAME <text:s/>. . . . . . . . . . . <text:s/><text:tab/>TEXT <text:s/>hello1<text:tab/><text:tab/></text:span></text:p>
      <text:p text:style-name="P41"><text:span text:style-name="T6">@VERSION . . . . . . . . . . . . <text:s/><text:tab/>TEXT <text:s/>510<text:tab/><text:tab/></text:span></text:p>
      <text:p text:style-name="P41"><text:span text:style-name="T6"/></text:p>
      <text:p text:style-name="P41"><text:span text:style-name="T6"/></text:p>
      <text:p text:style-name="P41"><text:span text:style-name="T6"><text:s text:c="5"/>33 Source <text:s/>Lines</text:span></text:p>
      <text:p text:style-name="P41"><text:span text:style-name="T6"><text:s text:c="5"/>33 Total <text:s text:c="2"/>Lines</text:span></text:p>
      <text:p text:style-name="P41"><text:span text:style-name="T6"><text:s text:c="5"/>19 Symbols</text:span></text:p>
      <text:p text:style-name="P41"><text:span text:style-name="T6"/></text:p>
      <text:p text:style-name="P41"><text:span text:style-name="T6"><text:s text:c="2"/>47994 + 461313 Bytes symbol space free</text:span></text:p>
      <text:p text:style-name="P41"><text:span text:style-name="T6"/></text:p>
      <text:p text:style-name="P41"><text:span text:style-name="T6"><text:s text:c="6"/>0 Warning Errors</text:span></text:p>
      <text:p text:style-name="P41"><text:span text:style-name="T6"><text:s text:c="6"/>0 Severe <text:s/>Errors</text:span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38"><text:soft-page-break/><text:span text:style-name="Название_20_книги"><text:span text:style-name="T26"><text:tab/></text:span></text:span><text:span text:style-name="T9">Файл </text:span><text:span text:style-name="T8">hello2.lst:</text:span></text:p>
      <text:p text:style-name="P38"><text:span text:style-name="T19"/></text:p>
      <text:p text:style-name="P40"><text:span text:style-name="T18">#Microsoft (R) Macro Assembler Version 5.10 <text:s text:c="17"/>10/13/20 20:53:4</text:span></text:p>
      <text:p text:style-name="P40"><text:span text:style-name="T18"><text:s text:c="61"/>Page <text:s text:c="4"/>1-1</text:span></text:p>
      <text:p text:style-name="P40"><text:span text:style-name="T18"/></text:p>
      <text:p text:style-name="P40"><text:span text:style-name="T18"/></text:p>
      <text:p text:style-name="P40"><text:span text:style-name="T18"><text:tab/><text:tab/><text:tab/><text:tab/>; HELLO2 - Учебная программа N2 <text:s/>лаб.раб.#1 по </text:span></text:p>
      <text:p text:style-name="P40"><text:span text:style-name="T18"><text:tab/><text:tab/><text:tab/><text:tab/>дисциплине "Архитектура компьютера"</text:span></text:p>
      <text:p text:style-name="P40"><text:span text:style-name="T18"><text:tab/><text:tab/><text:tab/><text:tab/>; <text:s text:c="9"/>Программа использует процедуру для п</text:span></text:p>
      <text:p text:style-name="P40"><text:span text:style-name="T18"><text:tab/><text:tab/><text:tab/><text:tab/>ечати строки</text:span></text:p>
      <text:p text:style-name="P40"><text:span text:style-name="T18"><text:tab/><text:tab/><text:tab/><text:tab/>;</text:span></text:p>
      <text:p text:style-name="P40"><text:span text:style-name="T18"><text:tab/><text:tab/><text:tab/><text:tab/>; <text:s text:c="5"/>ТЕКСТ <text:s/>ПРОГРАММЫ</text:span></text:p>
      <text:p text:style-name="P40"><text:span text:style-name="T18"><text:tab/><text:tab/><text:tab/><text:tab/></text:span></text:p>
      <text:p text:style-name="P40"><text:span text:style-name="T18"><text:s/>= 0024<text:tab/><text:tab/><text:tab/><text:tab/>EOFLine <text:s/>EQU <text:s/>'$' <text:s text:c="8"/>; Определение символь</text:span></text:p>
      <text:p text:style-name="P40"><text:span text:style-name="T18"><text:tab/><text:tab/><text:tab/><text:tab/>ной константы</text:span></text:p>
      <text:p text:style-name="P40"><text:span text:style-name="T18"><text:tab/><text:tab/><text:tab/><text:tab/> <text:s text:c="25"/>; <text:s text:c="4"/>"Конец строки"</text:span></text:p>
      <text:p text:style-name="P40"><text:span text:style-name="T18"><text:tab/><text:tab/><text:tab/><text:tab/></text:span></text:p>
      <text:p text:style-name="P40"><text:span text:style-name="T18"><text:tab/><text:tab/><text:tab/><text:tab/>; Стек <text:s/>программы</text:span></text:p>
      <text:p text:style-name="P40"><text:span text:style-name="T18"><text:tab/><text:tab/><text:tab/><text:tab/></text:span></text:p>
      <text:p text:style-name="P40"><text:span text:style-name="T18"><text:s/>0000<text:tab/><text:tab/><text:tab/><text:tab/>AStack <text:s text:c="3"/>SEGMENT <text:s/>STACK</text:span></text:p>
      <text:p text:style-name="P40"><text:span text:style-name="T18"><text:s/>0000 <text:s/>000C[<text:tab/><text:tab/><text:tab/> <text:s text:c="9"/>DW 12 DUP(?) <text:s text:c="3"/>; Отводится 12 слов п</text:span></text:p>
      <text:p text:style-name="P40"><text:span text:style-name="T18"><text:tab/><text:tab/><text:tab/><text:tab/>амяти</text:span></text:p>
      <text:p text:style-name="P40"><text:span text:style-name="T18"><text:tab/> <text:s text:c="2"/>????<text:tab/><text:tab/><text:tab/></text:span></text:p>
      <text:p text:style-name="P40"><text:span text:style-name="T18"><text:tab/><text:tab/><text:tab/> ]<text:tab/></text:span></text:p>
      <text:p text:style-name="P40"><text:span text:style-name="T18"><text:tab/><text:tab/><text:tab/><text:tab/></text:span></text:p>
      <text:p text:style-name="P40"><text:span text:style-name="T18"><text:s/>0018<text:tab/><text:tab/><text:tab/><text:tab/>AStack <text:s text:c="3"/>ENDS</text:span></text:p>
      <text:p text:style-name="P40"><text:span text:style-name="T18"><text:tab/><text:tab/><text:tab/><text:tab/></text:span></text:p>
      <text:p text:style-name="P40"><text:span text:style-name="T18"><text:tab/><text:tab/><text:tab/><text:tab/>; Данные программы</text:span></text:p>
      <text:p text:style-name="P40"><text:span text:style-name="T18"><text:tab/><text:tab/><text:tab/><text:tab/></text:span></text:p>
      <text:p text:style-name="P40"><text:span text:style-name="T18"><text:s/>0000<text:tab/><text:tab/><text:tab/><text:tab/>DATA <text:s text:c="5"/>SEGMENT</text:span></text:p>
      <text:p text:style-name="P40"><text:span text:style-name="T18"><text:tab/><text:tab/><text:tab/><text:tab/></text:span></text:p>
      <text:p text:style-name="P40"><text:span text:style-name="T18"><text:tab/><text:tab/><text:tab/><text:tab/>; <text:s/>Директивы описания данных</text:span></text:p>
      <text:p text:style-name="P40"><text:span text:style-name="T18"><text:tab/><text:tab/><text:tab/><text:tab/></text:span></text:p>
      <text:p text:style-name="P40"><text:span text:style-name="T18"><text:s/>0000 <text:s/>48 65 6C 6C 6F 20<text:tab/>HELLO <text:s text:c="4"/>DB 'Hello Worlds!', 0AH, 0DH,EOFLine</text:span></text:p>
      <text:p text:style-name="P40"><text:span text:style-name="T18"><text:s text:c="7"/>57 6F 72 6C 64 73<text:tab/></text:span></text:p>
      <text:p text:style-name="P40"><text:span text:style-name="T18"><text:s text:c="7"/>21 0A 0D 24<text:tab/><text:tab/></text:span></text:p>
      <text:p text:style-name="P40"><text:span text:style-name="T18"><text:s/>0010 <text:s/>53 74 75 64 65 6E<text:tab/>GREETING <text:s/>DB 'Student from 9383 - Korsunov Anto</text:span></text:p>
      <text:p text:style-name="P40"><text:span text:style-name="T18"><text:tab/><text:tab/><text:tab/><text:tab/>n $'</text:span></text:p>
      <text:p text:style-name="P40"><text:span text:style-name="T18"><text:s text:c="7"/>74 20 66 72 6F 6D<text:tab/></text:span></text:p>
      <text:p text:style-name="P40"><text:span text:style-name="T18"><text:s text:c="7"/>20 39 33 38 33 20<text:tab/></text:span></text:p>
      <text:p text:style-name="P40"><text:span text:style-name="T18"><text:s text:c="7"/>2D 20 4B 6F 72 73<text:tab/></text:span></text:p>
      <text:p text:style-name="P40"><text:span text:style-name="T18"><text:s text:c="7"/>75 6E 6F 76 20 41<text:tab/></text:span></text:p>
      <text:p text:style-name="P40"><text:span text:style-name="T18"><text:s text:c="7"/>6E 74 6F 6E 20 24<text:tab/></text:span></text:p>
      <text:p text:style-name="P40"><text:span text:style-name="T18"><text:s/>0034<text:tab/><text:tab/><text:tab/><text:tab/>DATA <text:s text:c="5"/>ENDS</text:span></text:p>
      <text:p text:style-name="P40"><text:span text:style-name="T18"><text:tab/><text:tab/><text:tab/><text:tab/></text:span></text:p>
      <text:p text:style-name="P40"><text:span text:style-name="T18"><text:tab/><text:tab/><text:tab/><text:tab/>; Код программы</text:span></text:p>
      <text:p text:style-name="P40"><text:span text:style-name="T18"><text:tab/><text:tab/><text:tab/><text:tab/></text:span></text:p>
      <text:p text:style-name="P40"><text:span text:style-name="T18"><text:s/>0000<text:tab/><text:tab/><text:tab/><text:tab/>CODE <text:s text:c="5"/>SEGMENT</text:span></text:p>
      <text:p text:style-name="P40"><text:span text:style-name="T18"><text:tab/><text:tab/><text:tab/><text:tab/> <text:s text:c="9"/>ASSUME CS:Code, DS:DATA, SS:AStack</text:span></text:p>
      <text:p text:style-name="P40"><text:span text:style-name="T18"><text:tab/><text:tab/><text:tab/><text:tab/>; Процедура печати строки</text:span></text:p>
      <text:p text:style-name="P40"><text:span text:style-name="T18"><text:s/>0000<text:tab/><text:tab/><text:tab/><text:tab/>WriteMsg <text:s/>PROC <text:s/>NEAR</text:span></text:p>
      <text:p text:style-name="P40"><text:span text:style-name="T18"><text:s/>0000 <text:s/>B4 09<text:tab/><text:tab/><text:tab/> <text:s text:c="9"/>mov <text:s text:c="2"/>AH,9</text:span></text:p>
      <text:p text:style-name="P40"><text:soft-page-break/><text:span text:style-name="T18"><text:s/>0002 <text:s/>CD 21<text:tab/><text:tab/><text:tab/> <text:s text:c="9"/>int <text:s text:c="2"/>21h <text:s/>; Вызов функции DOS по пре</text:span></text:p>
      <text:p text:style-name="P40"><text:span text:style-name="T18"><text:tab/><text:tab/><text:tab/><text:tab/>рыванию</text:span></text:p>
      <text:p text:style-name="P40"><text:span text:style-name="T18"><text:s/>0004 <text:s/>C3<text:tab/><text:tab/><text:tab/> <text:s text:c="9"/>ret</text:span></text:p>
      <text:p text:style-name="P40"><text:span text:style-name="T18"><text:s/>0005<text:tab/><text:tab/><text:tab/><text:tab/>WriteMsg <text:s/>ENDP</text:span></text:p>
      <text:p text:style-name="P40"><text:span text:style-name="T18"><text:tab/><text:tab/><text:tab/><text:tab/></text:span></text:p>
      <text:p text:style-name="P40"><text:span text:style-name="T18"><text:tab/><text:tab/><text:tab/><text:tab/>; Головная процедура</text:span></text:p>
      <text:p text:style-name="P40"><text:span text:style-name="T18"><text:s/>0005<text:tab/><text:tab/><text:tab/><text:tab/>Main <text:s text:c="5"/>PROC <text:s/>FAR</text:span></text:p>
      <text:p text:style-name="P40"><text:span text:style-name="T18"><text:s/>0005 <text:s/>1E<text:tab/><text:tab/><text:tab/> <text:s text:c="9"/>push <text:s/>DS <text:s text:c="6"/>;\ <text:s/>Сохранение адреса </text:span></text:p>
      <text:p text:style-name="P40"><text:span text:style-name="T18"/></text:p>
      <text:p text:style-name="P37"><text:span text:style-name="T18">#Microsoft (R) Macro Assembler Version 5.10 <text:s text:c="17"/>10/13/20 20:53:4</text:span></text:p>
      <text:p text:style-name="P40"><text:span text:style-name="T18"><text:s text:c="61"/>Page <text:s text:c="4"/>1-2</text:span></text:p>
      <text:p text:style-name="P40"><text:span text:style-name="T18"/></text:p>
      <text:p text:style-name="P40"><text:span text:style-name="T18"/></text:p>
      <text:p text:style-name="P40"><text:span text:style-name="T18"><text:tab/><text:tab/><text:tab/><text:tab/>начала PSP в стеке</text:span></text:p>
      <text:p text:style-name="P40"><text:span text:style-name="T18"><text:s/>0006 <text:s/>2B C0<text:tab/><text:tab/><text:tab/> <text:s text:c="9"/>sub <text:s text:c="2"/>AX,AX <text:s text:c="3"/>; &gt; для последующего в</text:span></text:p>
      <text:p text:style-name="P40"><text:span text:style-name="T18"><text:tab/><text:tab/><text:tab/><text:tab/>осстановления по</text:span></text:p>
      <text:p text:style-name="P40"><text:span text:style-name="T18"><text:s/>0008 <text:s/>50<text:tab/><text:tab/><text:tab/> <text:s text:c="9"/>push <text:s/>AX <text:s text:c="6"/>;/ <text:s/>команде ret, завер</text:span></text:p>
      <text:p text:style-name="P40"><text:span text:style-name="T18"><text:tab/><text:tab/><text:tab/><text:tab/>шающей процедуру.</text:span></text:p>
      <text:p text:style-name="P40"><text:span text:style-name="T18"><text:s/>0009 <text:s/>B8 ---- R<text:tab/><text:tab/> <text:s text:c="9"/>mov <text:s text:c="2"/>AX,DATA <text:s text:c="12"/>; Загрузка </text:span></text:p>
      <text:p text:style-name="P40"><text:span text:style-name="T18"><text:tab/><text:tab/><text:tab/><text:tab/>сегментного</text:span></text:p>
      <text:p text:style-name="P40"><text:span text:style-name="T18"><text:s/>000C <text:s/>8E D8<text:tab/><text:tab/><text:tab/> <text:s text:c="9"/>mov <text:s text:c="2"/>DS,AX <text:s text:c="14"/>; регистра </text:span></text:p>
      <text:p text:style-name="P40"><text:span text:style-name="T18"><text:tab/><text:tab/><text:tab/><text:tab/>данных.</text:span></text:p>
      <text:p text:style-name="P40"><text:span text:style-name="T18"><text:s/>000E <text:s/>BA 0000 R<text:tab/><text:tab/> <text:s text:c="9"/>mov <text:s text:c="2"/>DX, OFFSET HELLO <text:s text:c="3"/>; Вывод на </text:span></text:p>
      <text:p text:style-name="P40"><text:span text:style-name="T18"><text:tab/><text:tab/><text:tab/><text:tab/>экран первой</text:span></text:p>
      <text:p text:style-name="P40"><text:span text:style-name="T18"><text:s/>0011 <text:s/>E8 0000 R<text:tab/><text:tab/> <text:s text:c="9"/>call <text:s/>WriteMsg <text:s text:c="11"/>; строки пр</text:span></text:p>
      <text:p text:style-name="P40"><text:span text:style-name="T18"><text:tab/><text:tab/><text:tab/><text:tab/>иветствия.</text:span></text:p>
      <text:p text:style-name="P40"><text:span text:style-name="T18"><text:s/>0014 <text:s/>BA 0010 R<text:tab/><text:tab/> <text:s text:c="9"/>mov <text:s text:c="2"/>DX, OFFSET GREETING ; Вывод на </text:span></text:p>
      <text:p text:style-name="P40"><text:span text:style-name="T18"><text:tab/><text:tab/><text:tab/><text:tab/>экран второй</text:span></text:p>
      <text:p text:style-name="P40"><text:span text:style-name="T18"><text:s/>0017 <text:s/>E8 0000 R<text:tab/><text:tab/> <text:s text:c="9"/>call <text:s/>WriteMsg <text:s text:c="11"/>; строки пр</text:span></text:p>
      <text:p text:style-name="P40"><text:span text:style-name="T18"><text:tab/><text:tab/><text:tab/><text:tab/>иветствия.</text:span></text:p>
      <text:p text:style-name="P40"><text:span text:style-name="T18"><text:s/>001A <text:s/>CB<text:tab/><text:tab/><text:tab/> <text:s text:c="9"/>ret <text:s text:c="22"/>; Выход в D</text:span></text:p>
      <text:p text:style-name="P40"><text:span text:style-name="T18"><text:tab/><text:tab/><text:tab/><text:tab/>OS по команде,</text:span></text:p>
      <text:p text:style-name="P40"><text:span text:style-name="T18"><text:tab/><text:tab/><text:tab/><text:tab/> <text:s text:c="35"/>; находящей</text:span></text:p>
      <text:p text:style-name="P40"><text:span text:style-name="T18"><text:tab/><text:tab/><text:tab/><text:tab/>ся в 1-ом слове PSP.</text:span></text:p>
      <text:p text:style-name="P40"><text:span text:style-name="T18"><text:s/>001B<text:tab/><text:tab/><text:tab/><text:tab/>Main <text:s text:c="5"/>ENDP</text:span></text:p>
      <text:p text:style-name="P40"><text:span text:style-name="T18"><text:s/>001B<text:tab/><text:tab/><text:tab/><text:tab/>CODE <text:s text:c="5"/>ENDS</text:span></text:p>
      <text:p text:style-name="P40"><text:span text:style-name="T18"><text:tab/><text:tab/><text:tab/><text:tab/> <text:s text:c="9"/>END Main</text:span></text:p>
      <text:p text:style-name="P40"><text:span text:style-name="T18"/></text:p>
      <text:p text:style-name="P37"><text:span text:style-name="T18">#Microsoft (R) Macro Assembler Version 5.10 <text:s text:c="17"/>10/13/20 20:53:4</text:span></text:p>
      <text:p text:style-name="P40"><text:span text:style-name="T18"><text:s text:c="61"/>Symbols-1</text:span></text:p>
      <text:p text:style-name="P40"><text:span text:style-name="T18"/></text:p>
      <text:p text:style-name="P40"><text:span text:style-name="T18"/></text:p>
      <text:p text:style-name="P40"><text:span text:style-name="T18">Segments and Groups:</text:span></text:p>
      <text:p text:style-name="P40"><text:span text:style-name="T18"/></text:p>
      <text:p text:style-name="P40"><text:span text:style-name="T18"><text:s text:c="16"/>N a m e <text:s text:c="8"/><text:tab/>Length<text:tab/> Align<text:tab/>Combine Class</text:span></text:p>
      <text:p text:style-name="P40"><text:span text:style-name="T18"/></text:p>
      <text:p text:style-name="P40"><text:span text:style-name="T18">ASTACK . . . . . . . . . . . . . <text:s/><text:tab/>0018<text:tab/>PARA<text:tab/>STACK<text:tab/></text:span></text:p>
      <text:p text:style-name="P40"><text:span text:style-name="T18">CODE . . . . . . . . . . . . . . <text:s/><text:tab/>001B<text:tab/>PARA<text:tab/>NONE<text:tab/></text:span></text:p>
      <text:p text:style-name="P40"><text:span text:style-name="T18">DATA . . . . . . . . . . . . . . <text:s/><text:tab/>0034<text:tab/>PARA<text:tab/>NONE<text:tab/></text:span></text:p>
      <text:p text:style-name="P40"><text:span text:style-name="T18"/></text:p>
      <text:p text:style-name="P40"><text:span text:style-name="T18">Symbols: <text:s text:c="11"/></text:span></text:p>
      <text:p text:style-name="P40"><text:span text:style-name="T18"/></text:p>
      <text:p text:style-name="P40"><text:span text:style-name="T18"><text:s text:c="16"/>N a m e <text:s text:c="8"/><text:tab/>Type<text:tab/> Value<text:tab/> Attr</text:span></text:p>
      <text:p text:style-name="P40"><text:span text:style-name="T18"/></text:p>
      <text:p text:style-name="P40"><text:span text:style-name="T18">EOFLINE <text:s/>. . . . . . . . . . . . <text:s/><text:tab/>NUMBER<text:tab/>0024<text:tab/></text:span></text:p>
      <text:p text:style-name="P40"><text:span text:style-name="T18"/></text:p>
      <text:p text:style-name="P40"><text:span text:style-name="T18">GREETING . . . . . . . . . . . . <text:s/><text:tab/>L BYTE<text:tab/>0010<text:tab/>DATA</text:span></text:p>
      <text:p text:style-name="P40"><text:span text:style-name="T18"/></text:p>
      <text:p text:style-name="P40"><text:span text:style-name="T18">HELLO <text:s/>. . . . . . . . . . . . . <text:s/><text:tab/>L BYTE<text:tab/>0000<text:tab/>DATA</text:span></text:p>
      <text:p text:style-name="P40"><text:span text:style-name="T18"/></text:p>
      <text:p text:style-name="P40"><text:span text:style-name="T18">MAIN . . . . . . . . . . . . . . <text:s/><text:tab/>F PROC<text:tab/>0005<text:tab/>CODE<text:tab/>Length = 0016</text:span></text:p>
      <text:p text:style-name="P40"><text:span text:style-name="T18"/></text:p>
      <text:p text:style-name="P40"><text:span text:style-name="T18">WRITEMSG . . . . . . . . . . . . <text:s/><text:tab/>N PROC<text:tab/>0000<text:tab/>CODE<text:tab/>Length = 0005</text:span></text:p>
      <text:p text:style-name="P40"><text:span text:style-name="T18"/></text:p>
      <text:p text:style-name="P40"><text:span text:style-name="T18">@CPU . . . . . . . . . . . . . . <text:s/><text:tab/>TEXT <text:s/>0101h<text:tab/><text:tab/></text:span></text:p>
      <text:p text:style-name="P40"><text:span text:style-name="T18">@FILENAME <text:s/>. . . . . . . . . . . <text:s/><text:tab/>TEXT <text:s/>hello2<text:tab/><text:tab/></text:span></text:p>
      <text:p text:style-name="P40"><text:span text:style-name="T18">@VERSION . . . . . . . . . . . . <text:s/><text:tab/>TEXT <text:s/>510<text:tab/><text:tab/></text:span></text:p>
      <text:p text:style-name="P40"><text:span text:style-name="T18"/></text:p>
      <text:p text:style-name="P40"><text:span text:style-name="T18"/></text:p>
      <text:p text:style-name="P40"><text:span text:style-name="T18"><text:s text:c="5"/>51 Source <text:s/>Lines</text:span></text:p>
      <text:p text:style-name="P40"><text:span text:style-name="T18"><text:s text:c="5"/>51 Total <text:s text:c="2"/>Lines</text:span></text:p>
      <text:p text:style-name="P40"><text:span text:style-name="T18"><text:s text:c="5"/>13 Symbols</text:span></text:p>
      <text:p text:style-name="P40"><text:span text:style-name="T18"/></text:p>
      <text:p text:style-name="P40"><text:span text:style-name="T18"><text:s text:c="2"/>48002 + 461305 Bytes symbol space free</text:span></text:p>
      <text:p text:style-name="P40"><text:span text:style-name="T18"/></text:p>
      <text:p text:style-name="P40"><text:span text:style-name="T18"><text:s text:c="6"/>0 Warning Errors</text:span></text:p>
      <text:p text:style-name="P40"><text:span text:style-name="T18"><text:s text:c="6"/>0 Severe <text:s/>Errors</text:span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pan text:style-name="Название_20_книги"/></text:p>
      <text:p text:style-name="P54"><text:soft-page-break/><text:span text:style-name="Название_20_книги">П</text:span><text:span text:style-name="Название_20_книги"><text:span text:style-name="T2">ротокол</text:span></text:span></text:p>
      <text:list xml:id="list1211247178652386231" text:style-name="L3">
        <text:list-item>
          <text:p text:style-name="P46">Просмотрены файлы <text:span text:style-name="T17">hello1.asm &amp; hello2.asm.</text:span></text:p>
        </text:list-item>
        <text:list-item>
          <text:p text:style-name="P46">Разобраны структура и реализация каждого сегмента программы. Строка-приветствие преобразована в соответствии с личными данными.</text:p>
        </text:list-item>
        <text:list-item>
          <text:p text:style-name="P46">Протранслированы программы с помощью строк <text:span text:style-name="T17">&gt;masm hello1.asm &amp; &gt;masm hello2.asm </text:span>с созданием соответствующих объектных файлов и файлов листинга. В первом файле ошибки не были обнаружены, во втором файле (<text:span text:style-name="T17">hello2.asm) </text:span>была обнаружена следующая ошибка: <text:span text:style-name="T17">warning A</text:span>4001: <text:span text:style-name="T17">Extra characters on line. </text:span>Ошибка вызывалась в силу отсутствия запятых при многократном вызове директивы <text:span text:style-name="T17">ASSUME.</text:span></text:p>
        </text:list-item>
        <text:list-item>
          <text:p text:style-name="P46">Скомпелированы загрузочные модули с помощью строк <text:span text:style-name="T17">&gt;link hello1.obj &amp; &gt;link hello2.obj.</text:span></text:p>
        </text:list-item>
        <text:list-item>
          <text:p text:style-name="P46">Выполнены программы в автоматическом режиме путем набора строк <text:span text:style-name="T17">&gt;hello1.exe &amp; &gt;hello2.exe</text:span></text:p>
        </text:list-item>
      </text:list>
      <text:p text:style-name="P45">Получены следующие результаты:</text:p>
      <text:p text:style-name="P47">&gt;<text:span text:style-name="T20">Вас приветствует ст.гр.9383 — Корсунов А.А.</text:span></text:p>
      <text:p text:style-name="P47">&gt;Hello Worlds!</text:p>
      <text:p text:style-name="P47">&gt;Student from 9383 – Korsunov Anton</text:p>
      <text:list xml:id="list2478537196761670363" text:style-name="L4">
        <text:list-item>
          <text:p text:style-name="P48"><text:span text:style-name="T20">Запущены программы под управлением отладчика с помощью команд </text:span>&gt;afdpro hello1.exe &amp; adfpro hello2.exe</text:p>
        </text:list-item>
      </text:list>
      <text:p text:style-name="P47"/>
      <text:p text:style-name="P49">Таблица <text:span text:style-name="T17">1</text:span> – Результаты <text:span text:style-name="T27">выполнения <text:s/>для файла </text:span><text:span text:style-name="T28">hello1.asm</text:span><text:span text:style-name="T27">.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table:number-rows-spanned="2" office:value-type="string">
            <text:p text:style-name="P23">Адрес команды</text:p>
          </table:table-cell>
          <table:table-cell table:style-name="Table3.A1" table:number-rows-spanned="2" office:value-type="string">
            <text:p text:style-name="P25">Символический код комманды</text:p>
          </table:table-cell>
          <table:table-cell table:style-name="Table3.A1" table:number-rows-spanned="2" office:value-type="string">
            <text:p text:style-name="P25">16-ричный код команды</text:p>
          </table:table-cell>
          <table:table-cell table:style-name="Table3.D1" table:number-columns-spanned="2" office:value-type="string">
            <text:p text:style-name="P25">Содержимое регистров и ячеек памяти</text:p>
          </table:table-cell>
          <table:covered-table-cell/>
        </table:table-row>
        <table:table-row table:style-name="Table3.2">
          <table:covered-table-cell/>
          <table:covered-table-cell/>
          <table:covered-table-cell/>
          <table:table-cell table:style-name="Table3.D2" office:value-type="string">
            <text:p text:style-name="P25">До выполнения</text:p>
          </table:table-cell>
          <table:table-cell table:style-name="Table3.E2" office:value-type="string">
            <text:p text:style-name="P25">После выполнения</text:p>
          </table:table-cell>
        </table:table-row>
        <table:table-row>
          <table:table-cell table:style-name="Table3.D2" office:value-type="string">
            <text:p text:style-name="P32">0010</text:p>
          </table:table-cell>
          <table:table-cell table:style-name="Table3.D2" office:value-type="string">
            <text:p text:style-name="P24">MOV AX, 1A07</text:p>
          </table:table-cell>
          <table:table-cell table:style-name="Table3.D2" office:value-type="string">
            <text:p text:style-name="P24">B8071A</text:p>
          </table:table-cell>
          <table:table-cell table:style-name="Table3.D2" office:value-type="string">
            <text:p text:style-name="P24">CS 1A05</text:p>
            <text:p text:style-name="P24">DS 19F5</text:p>
            <text:p text:style-name="P24">ES 19F5</text:p>
            <text:p text:style-name="P24">SS 1A0A</text:p>
            <text:p text:style-name="P24">AX 0000</text:p>
            <text:p text:style-name="P24">IP 0010</text:p>
          </table:table-cell>
          <table:table-cell table:style-name="Table3.E2" office:value-type="string">
            <text:p text:style-name="P24">AX 1A07</text:p>
            <text:p text:style-name="P24">IP 0013</text:p>
          </table:table-cell>
        </table:table-row>
        <table:table-row>
          <table:table-cell table:style-name="Table3.D2" office:value-type="string">
            <text:p text:style-name="P32">0013</text:p>
          </table:table-cell>
          <table:table-cell table:style-name="Table3.D2" office:value-type="string">
            <text:p text:style-name="P24">MOV DS, AX</text:p>
          </table:table-cell>
          <table:table-cell table:style-name="Table3.D2" office:value-type="string">
            <text:p text:style-name="P24">8ED8</text:p>
          </table:table-cell>
          <table:table-cell table:style-name="Table3.D2" office:value-type="string">
            <text:p text:style-name="P24">DS 19F5</text:p>
            <text:p text:style-name="P24"><text:soft-page-break/>AX 1A07</text:p>
            <text:p text:style-name="P24">IP 0013</text:p>
          </table:table-cell>
          <table:table-cell table:style-name="Table3.E2" office:value-type="string">
            <text:p text:style-name="P24">DS 1A07</text:p>
            <text:p text:style-name="P24"><text:soft-page-break/>AX 1A07</text:p>
            <text:p text:style-name="P24">IP 0015</text:p>
          </table:table-cell>
        </table:table-row>
        <table:table-row>
          <table:table-cell table:style-name="Table3.D2" office:value-type="string">
            <text:p text:style-name="P32">0015</text:p>
          </table:table-cell>
          <table:table-cell table:style-name="Table3.D2" office:value-type="string">
            <text:p text:style-name="P24">MOV DX, 0000</text:p>
          </table:table-cell>
          <table:table-cell table:style-name="Table3.D2" office:value-type="string">
            <text:p text:style-name="P24">BA0000</text:p>
          </table:table-cell>
          <table:table-cell table:style-name="Table3.D2" office:value-type="string">
            <text:p text:style-name="P24">DX 0000</text:p>
            <text:p text:style-name="P24">IP 0015</text:p>
          </table:table-cell>
          <table:table-cell table:style-name="Table3.E2" office:value-type="string">
            <text:p text:style-name="P24">DX 0000</text:p>
            <text:p text:style-name="P24">IP 0018</text:p>
          </table:table-cell>
        </table:table-row>
        <table:table-row>
          <table:table-cell table:style-name="Table3.D2" office:value-type="string">
            <text:p text:style-name="P32">0018</text:p>
          </table:table-cell>
          <table:table-cell table:style-name="Table3.D2" office:value-type="string">
            <text:p text:style-name="P24">MOV AH, 09</text:p>
          </table:table-cell>
          <table:table-cell table:style-name="Table3.D2" office:value-type="string">
            <text:p text:style-name="P24">B409</text:p>
          </table:table-cell>
          <table:table-cell table:style-name="Table3.D2" office:value-type="string">
            <text:p text:style-name="P26"><text:span text:style-name="T29">AX 1A07</text:span></text:p>
            <text:p text:style-name="P26"><text:span text:style-name="T29">IP 0018</text:span></text:p>
          </table:table-cell>
          <table:table-cell table:style-name="Table3.E2" office:value-type="string">
            <text:p text:style-name="P24">AX 0907</text:p>
            <text:p text:style-name="P24">IP 001A</text:p>
          </table:table-cell>
        </table:table-row>
        <table:table-row>
          <table:table-cell table:style-name="Table3.D2" office:value-type="string">
            <text:p text:style-name="P32">001A</text:p>
          </table:table-cell>
          <table:table-cell table:style-name="Table3.D2" office:value-type="string">
            <text:p text:style-name="P24">INT 21</text:p>
          </table:table-cell>
          <table:table-cell table:style-name="Table3.D2" office:value-type="string">
            <text:p text:style-name="P25"><text:span text:style-name="T17">C</text:span><text:span text:style-name="T17">D21</text:span></text:p>
          </table:table-cell>
          <table:table-cell table:style-name="Table3.D2" office:value-type="string">
            <text:p text:style-name="P24">IP 001A</text:p>
          </table:table-cell>
          <table:table-cell table:style-name="Table3.E2" office:value-type="string">
            <text:p text:style-name="P24">IP 14A0</text:p>
          </table:table-cell>
        </table:table-row>
        <table:table-row>
          <table:table-cell table:style-name="Table3.D2" office:value-type="string">
            <text:p text:style-name="P32">001C</text:p>
          </table:table-cell>
          <table:table-cell table:style-name="Table3.D2" office:value-type="string">
            <text:p text:style-name="P24">MOV AH, 4C</text:p>
          </table:table-cell>
          <table:table-cell table:style-name="Table3.D2" office:value-type="string">
            <text:p text:style-name="P24">B44C</text:p>
          </table:table-cell>
          <table:table-cell table:style-name="Table3.D2" office:value-type="string">
            <text:p text:style-name="P24">AX 0907</text:p>
            <text:p text:style-name="P24">IP 14A0</text:p>
          </table:table-cell>
          <table:table-cell table:style-name="Table3.E2" office:value-type="string">
            <text:p text:style-name="P24">AX 4C07</text:p>
            <text:p text:style-name="P24">IP 001E</text:p>
          </table:table-cell>
        </table:table-row>
        <table:table-row>
          <table:table-cell table:style-name="Table3.D2" office:value-type="string">
            <text:p text:style-name="P32">001E</text:p>
          </table:table-cell>
          <table:table-cell table:style-name="Table3.D2" office:value-type="string">
            <text:p text:style-name="P24">INT 21</text:p>
          </table:table-cell>
          <table:table-cell table:style-name="Table3.D2" office:value-type="string">
            <text:p text:style-name="P24">CD21</text:p>
          </table:table-cell>
          <table:table-cell table:style-name="Table3.D2" office:value-type="string">
            <text:p text:style-name="P24">AX 4C07</text:p>
            <text:p text:style-name="P24">DS = 1A07</text:p>
            <text:p text:style-name="P24">IP 001E</text:p>
          </table:table-cell>
          <table:table-cell table:style-name="Table3.E2" office:value-type="string">
            <text:p text:style-name="P26"><text:span text:style-name="T29">AX 0000</text:span></text:p>
            <text:p text:style-name="P24">DS 19F5</text:p>
            <text:p text:style-name="P24">IP 0010</text:p>
          </table:table-cell>
        </table:table-row>
      </table:table>
      <text:p text:style-name="P19"/>
      <text:p text:style-name="P19"/>
      <text:p text:style-name="P50">Таблица <text:span text:style-name="T17">2</text:span> – Результаты <text:span text:style-name="T27">выполнения для файла </text:span><text:span text:style-name="T28">Hello2.asm</text:span><text:span text:style-name="T27">.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rows-spanned="2" office:value-type="string">
            <text:p text:style-name="P23">Адрес команды</text:p>
          </table:table-cell>
          <table:table-cell table:style-name="Table4.A1" table:number-rows-spanned="2" office:value-type="string">
            <text:p text:style-name="P25">Символический код комманды</text:p>
          </table:table-cell>
          <table:table-cell table:style-name="Table4.A1" table:number-rows-spanned="2" office:value-type="string">
            <text:p text:style-name="P25">16-ричный код команды</text:p>
          </table:table-cell>
          <table:table-cell table:style-name="Table4.D1" table:number-columns-spanned="2" office:value-type="string">
            <text:p text:style-name="P25">Содержимое регистров и ячеек памяти</text:p>
          </table:table-cell>
          <table:covered-table-cell/>
        </table:table-row>
        <table:table-row table:style-name="Table4.2">
          <table:covered-table-cell/>
          <table:covered-table-cell/>
          <table:covered-table-cell/>
          <table:table-cell table:style-name="Table4.D2" office:value-type="string">
            <text:p text:style-name="P25">До выполнения</text:p>
          </table:table-cell>
          <table:table-cell table:style-name="Table4.E2" office:value-type="string">
            <text:p text:style-name="P25">После выполнения</text:p>
          </table:table-cell>
        </table:table-row>
        <table:table-row>
          <table:table-cell table:style-name="Table4.D2" office:value-type="string">
            <text:p text:style-name="P33"><text:span text:style-name="T31">00</text:span><text:span text:style-name="T29">05</text:span></text:p>
          </table:table-cell>
          <table:table-cell table:style-name="Table4.D2" office:value-type="string">
            <text:p text:style-name="P24">PUSH DS</text:p>
          </table:table-cell>
          <table:table-cell table:style-name="Table4.D2" office:value-type="string">
            <text:p text:style-name="P24">1E</text:p>
          </table:table-cell>
          <table:table-cell table:style-name="Table4.D2" office:value-type="string">
            <text:p text:style-name="P24">CS 1A0B</text:p>
            <text:p text:style-name="P24">DS 19F5</text:p>
            <text:p text:style-name="P24">ES 19F5</text:p>
            <text:p text:style-name="P24">SS 1A05</text:p>
            <text:p text:style-name="P24">CX 007B</text:p>
            <text:p text:style-name="P24">SP 0018</text:p>
            <text:p text:style-name="P24">IP 0005</text:p>
            <text:p text:style-name="P24">Stack: +0 0000</text:p>
            <text:p text:style-name="P24"><text:s text:c="11"/>+2 0000</text:p>
            <text:p text:style-name="P24"><text:s text:c="11"/>+4 0000</text:p>
            <text:p text:style-name="P24"><text:s text:c="11"/>+6 0000</text:p>
          </table:table-cell>
          <table:table-cell table:style-name="Table4.E2" office:value-type="string">
            <text:p text:style-name="P24">SP 0016</text:p>
            <text:p text:style-name="P24">IP 0006</text:p>
            <text:p text:style-name="P24">Stack: +0 19F5</text:p>
            <text:p text:style-name="P24"><text:s text:c="11"/>+2 0000</text:p>
            <text:p text:style-name="P24"><text:s text:c="11"/>+4 0000</text:p>
            <text:p text:style-name="P24"><text:s text:c="11"/>+6 0000</text:p>
          </table:table-cell>
        </table:table-row>
        <table:table-row>
          <table:table-cell table:style-name="Table4.D2" office:value-type="string">
            <text:p text:style-name="P32">0006</text:p>
          </table:table-cell>
          <table:table-cell table:style-name="Table4.D2" office:value-type="string">
            <text:p text:style-name="P24">SUB AX, AX</text:p>
          </table:table-cell>
          <table:table-cell table:style-name="Table4.D2" office:value-type="string">
            <text:p text:style-name="P24">2BCO</text:p>
          </table:table-cell>
          <table:table-cell table:style-name="Table4.D2" office:value-type="string">
            <text:p text:style-name="P24">AX 0000</text:p>
            <text:p text:style-name="P24">IP 0006</text:p>
          </table:table-cell>
          <table:table-cell table:style-name="Table4.E2" office:value-type="string">
            <text:p text:style-name="P24">AX 0000</text:p>
            <text:p text:style-name="P24">IP 0008</text:p>
          </table:table-cell>
        </table:table-row>
        <table:table-row>
          <table:table-cell table:style-name="Table4.D2" office:value-type="string">
            <text:p text:style-name="P32">0008</text:p>
          </table:table-cell>
          <table:table-cell table:style-name="Table4.D2" office:value-type="string">
            <text:p text:style-name="P24">PUSH AX</text:p>
          </table:table-cell>
          <table:table-cell table:style-name="Table4.D2" office:value-type="string">
            <text:p text:style-name="P24">50</text:p>
          </table:table-cell>
          <table:table-cell table:style-name="Table4.D2" office:value-type="string">
            <text:p text:style-name="P24">SP 0016</text:p>
            <text:p text:style-name="P24">IP 0008</text:p>
            <text:p text:style-name="P24">Stack: +0 19F5</text:p>
            <text:p text:style-name="P24"><text:s text:c="11"/>+2 0000</text:p>
            <text:p text:style-name="P24"><text:s text:c="11"/>+4 0000</text:p>
            <text:p text:style-name="P24"><text:s text:c="11"/>+6 0000</text:p>
          </table:table-cell>
          <table:table-cell table:style-name="Table4.E2" office:value-type="string">
            <text:p text:style-name="P24">SP 0014</text:p>
            <text:p text:style-name="P24">IP 0009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</table:table-row>
        <table:table-row>
          <table:table-cell table:style-name="Table4.D2" office:value-type="string">
            <text:p text:style-name="P32">0009</text:p>
          </table:table-cell>
          <table:table-cell table:style-name="Table4.D2" office:value-type="string">
            <text:p text:style-name="P24">MOV AX, 1A07</text:p>
          </table:table-cell>
          <table:table-cell table:style-name="Table4.D2" office:value-type="string">
            <text:p text:style-name="P24">B8071A</text:p>
          </table:table-cell>
          <table:table-cell table:style-name="Table4.D2" office:value-type="string">
            <text:p text:style-name="P24">AX 0000</text:p>
            <text:p text:style-name="P24">IP 0009</text:p>
          </table:table-cell>
          <table:table-cell table:style-name="Table4.E2" office:value-type="string">
            <text:p text:style-name="P26"><text:span text:style-name="T29">AX 1A07</text:span></text:p>
            <text:p text:style-name="P26"><text:span text:style-name="T29">IP 000C</text:span></text:p>
          </table:table-cell>
        </table:table-row>
        <table:table-row>
          <table:table-cell table:style-name="Table4.D2" office:value-type="string">
            <text:p text:style-name="P32">000C</text:p>
          </table:table-cell>
          <table:table-cell table:style-name="Table4.D2" office:value-type="string">
            <text:p text:style-name="P24">MOV DS, AX</text:p>
          </table:table-cell>
          <table:table-cell table:style-name="Table4.D2" office:value-type="string">
            <text:p text:style-name="P24">8ED8</text:p>
          </table:table-cell>
          <table:table-cell table:style-name="Table4.D2" office:value-type="string">
            <text:p text:style-name="P24">DS 19F5</text:p>
            <text:p text:style-name="P24">AX 1A07</text:p>
            <text:p text:style-name="P24">IP 000C</text:p>
          </table:table-cell>
          <table:table-cell table:style-name="Table4.E2" office:value-type="string">
            <text:p text:style-name="P24">DS 1A07</text:p>
            <text:p text:style-name="P24">AX 1A07</text:p>
            <text:p text:style-name="P24">IP 000E</text:p>
          </table:table-cell>
        </table:table-row>
        <table:table-row>
          <table:table-cell table:style-name="Table4.D2" office:value-type="string">
            <text:p text:style-name="P32">000E</text:p>
          </table:table-cell>
          <table:table-cell table:style-name="Table4.D2" office:value-type="string">
            <text:p text:style-name="P24">MOV DX, 0000</text:p>
          </table:table-cell>
          <table:table-cell table:style-name="Table4.D2" office:value-type="string">
            <text:p text:style-name="P24">BA0000</text:p>
          </table:table-cell>
          <table:table-cell table:style-name="Table4.D2" office:value-type="string">
            <text:p text:style-name="P26"><text:span text:style-name="T29">DX 0000</text:span></text:p>
            <text:p text:style-name="P26"><text:span text:style-name="T29">IP 000E</text:span></text:p>
          </table:table-cell>
          <table:table-cell table:style-name="Table4.E2" office:value-type="string">
            <text:p text:style-name="P24">DX 0000</text:p>
            <text:p text:style-name="P24">IP 0011</text:p>
          </table:table-cell>
        </table:table-row>
        <table:table-row>
          <table:table-cell table:style-name="Table4.D2" office:value-type="string">
            <text:p text:style-name="P32">0011</text:p>
          </table:table-cell>
          <table:table-cell table:style-name="Table4.D2" office:value-type="string">
            <text:p text:style-name="P24">CALL 0000</text:p>
          </table:table-cell>
          <table:table-cell table:style-name="Table4.D2" office:value-type="string">
            <text:p text:style-name="P24">E8ECFF</text:p>
          </table:table-cell>
          <table:table-cell table:style-name="Table4.D2" office:value-type="string">
            <text:p text:style-name="P24">SP 0014</text:p>
            <text:p text:style-name="P24">IP 0011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  <table:table-cell table:style-name="Table4.E2" office:value-type="string">
            <text:p text:style-name="P24">SP 0012</text:p>
            <text:p text:style-name="P24">IP 0000</text:p>
            <text:p text:style-name="P26"><text:span text:style-name="T29">Stack: +0 </text:span><text:span text:style-name="T29">0014</text:span></text:p>
            <text:p text:style-name="P24"><text:s text:c="11"/>+2 0000</text:p>
            <text:p text:style-name="P24"><text:s text:c="11"/>+4 19F5</text:p>
            <text:p text:style-name="P24"><text:s text:c="11"/>+6 0000</text:p>
          </table:table-cell>
        </table:table-row>
        <text:soft-page-break/>
        <table:table-row>
          <table:table-cell table:style-name="Table4.D2" office:value-type="string">
            <text:p text:style-name="P32">0000</text:p>
          </table:table-cell>
          <table:table-cell table:style-name="Table4.D2" office:value-type="string">
            <text:p text:style-name="P24">MOV AH, 9</text:p>
          </table:table-cell>
          <table:table-cell table:style-name="Table4.D2" office:value-type="string">
            <text:p text:style-name="P24">B409</text:p>
          </table:table-cell>
          <table:table-cell table:style-name="Table4.D2" office:value-type="string">
            <text:p text:style-name="P26"><text:span text:style-name="T29">AX 1A07</text:span></text:p>
            <text:p text:style-name="P26"><text:span text:style-name="T29">IP 0000</text:span></text:p>
          </table:table-cell>
          <table:table-cell table:style-name="Table4.E2" office:value-type="string">
            <text:p text:style-name="P24">AX 0907</text:p>
            <text:p text:style-name="P24">IP 0002</text:p>
          </table:table-cell>
        </table:table-row>
        <table:table-row>
          <table:table-cell table:style-name="Table4.D2" office:value-type="string">
            <text:p text:style-name="P32">0002</text:p>
          </table:table-cell>
          <table:table-cell table:style-name="Table4.D2" office:value-type="string">
            <text:p text:style-name="P24">INT 21</text:p>
          </table:table-cell>
          <table:table-cell table:style-name="Table4.D2" office:value-type="string">
            <text:p text:style-name="P24">CD21</text:p>
          </table:table-cell>
          <table:table-cell table:style-name="Table4.D2" office:value-type="string">
            <text:p text:style-name="P52">IP 0002</text:p>
          </table:table-cell>
          <table:table-cell table:style-name="Table4.E2" office:value-type="string">
            <text:p text:style-name="P24">IP 0004</text:p>
          </table:table-cell>
        </table:table-row>
        <table:table-row>
          <table:table-cell table:style-name="Table4.D2" office:value-type="string">
            <text:p text:style-name="P32">0004</text:p>
          </table:table-cell>
          <table:table-cell table:style-name="Table4.D2" office:value-type="string">
            <text:p text:style-name="P24">RET</text:p>
          </table:table-cell>
          <table:table-cell table:style-name="Table4.D2" office:value-type="string">
            <text:p text:style-name="P24">C3</text:p>
          </table:table-cell>
          <table:table-cell table:style-name="Table4.D2" office:value-type="string">
            <text:p text:style-name="P26"><text:span text:style-name="T29">SP <text:s/>0012</text:span></text:p>
            <text:p text:style-name="P26"><text:span text:style-name="T29">IP 0004</text:span></text:p>
            <text:p text:style-name="P26"><text:span text:style-name="T29">Stack: +0 </text:span><text:span text:style-name="T29">0014</text:span></text:p>
            <text:p text:style-name="P24"><text:s text:c="11"/>+2 0000</text:p>
            <text:p text:style-name="P24"><text:s text:c="11"/>+4 19F5</text:p>
            <text:p text:style-name="P24"><text:s text:c="11"/>+6 0000</text:p>
          </table:table-cell>
          <table:table-cell table:style-name="Table4.E2" office:value-type="string">
            <text:p text:style-name="P24">SP 0014</text:p>
            <text:p text:style-name="P24">IP 0014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</table:table-row>
        <table:table-row>
          <table:table-cell table:style-name="Table4.D2" office:value-type="string">
            <text:p text:style-name="P32">0014</text:p>
          </table:table-cell>
          <table:table-cell table:style-name="Table4.D2" office:value-type="string">
            <text:p text:style-name="P24">MOV DX, 0010</text:p>
          </table:table-cell>
          <table:table-cell table:style-name="Table4.D2" office:value-type="string">
            <text:p text:style-name="P24">BA1000</text:p>
          </table:table-cell>
          <table:table-cell table:style-name="Table4.D2" office:value-type="string">
            <text:p text:style-name="P24">DX 0000</text:p>
            <text:p text:style-name="P24">IP 0014</text:p>
          </table:table-cell>
          <table:table-cell table:style-name="Table4.E2" office:value-type="string">
            <text:p text:style-name="P24">DX 0010</text:p>
            <text:p text:style-name="P24">IP 0017</text:p>
          </table:table-cell>
        </table:table-row>
        <table:table-row>
          <table:table-cell table:style-name="Table4.D2" office:value-type="string">
            <text:p text:style-name="P32">0017</text:p>
          </table:table-cell>
          <table:table-cell table:style-name="Table4.D2" office:value-type="string">
            <text:p text:style-name="P24">CALL 0000</text:p>
          </table:table-cell>
          <table:table-cell table:style-name="Table4.D2" office:value-type="string">
            <text:p text:style-name="P24">E8E6FF</text:p>
          </table:table-cell>
          <table:table-cell table:style-name="Table4.D2" office:value-type="string">
            <text:p text:style-name="P24">SP <text:s/>0014</text:p>
            <text:p text:style-name="P24">IP 0017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  <table:table-cell table:style-name="Table4.E2" office:value-type="string">
            <text:p text:style-name="P24">SP 0012</text:p>
            <text:p text:style-name="P24">IP 0000</text:p>
            <text:p text:style-name="P26"><text:span text:style-name="T29">Stack: +0 </text:span><text:span text:style-name="T29">001</text:span><text:span text:style-name="T29">A</text:span></text:p>
            <text:p text:style-name="P24"><text:s text:c="11"/>+2 0000</text:p>
            <text:p text:style-name="P24"><text:s text:c="11"/>+4 19F5</text:p>
            <text:p text:style-name="P24"><text:s text:c="11"/>+6 0000</text:p>
          </table:table-cell>
        </table:table-row>
        <table:table-row>
          <table:table-cell table:style-name="Table4.D2" office:value-type="string">
            <text:p text:style-name="P32">0000</text:p>
          </table:table-cell>
          <table:table-cell table:style-name="Table4.D2" office:value-type="string">
            <text:p text:style-name="P24">MOV AH, 9</text:p>
          </table:table-cell>
          <table:table-cell table:style-name="Table4.D2" office:value-type="string">
            <text:p text:style-name="P24">B409</text:p>
          </table:table-cell>
          <table:table-cell table:style-name="Table4.D2" office:value-type="string">
            <text:p text:style-name="P24">AX 0907</text:p>
            <text:p text:style-name="P24">IP 0000</text:p>
          </table:table-cell>
          <table:table-cell table:style-name="Table4.E2" office:value-type="string">
            <text:p text:style-name="P24">AX 0907</text:p>
            <text:p text:style-name="P24">IP 0002</text:p>
          </table:table-cell>
        </table:table-row>
        <table:table-row>
          <table:table-cell table:style-name="Table4.D2" office:value-type="string">
            <text:p text:style-name="P32">0002</text:p>
          </table:table-cell>
          <table:table-cell table:style-name="Table4.D2" office:value-type="string">
            <text:p text:style-name="P24">INT 21</text:p>
          </table:table-cell>
          <table:table-cell table:style-name="Table4.D2" office:value-type="string">
            <text:p text:style-name="P24">CD21</text:p>
          </table:table-cell>
          <table:table-cell table:style-name="Table4.D2" office:value-type="string">
            <text:p text:style-name="P24">IP 0002</text:p>
          </table:table-cell>
          <table:table-cell table:style-name="Table4.E2" office:value-type="string">
            <text:p text:style-name="P24">IP 0004</text:p>
          </table:table-cell>
        </table:table-row>
        <table:table-row>
          <table:table-cell table:style-name="Table4.D2" office:value-type="string">
            <text:p text:style-name="P32">0004</text:p>
          </table:table-cell>
          <table:table-cell table:style-name="Table4.D2" office:value-type="string">
            <text:p text:style-name="P24">RET</text:p>
          </table:table-cell>
          <table:table-cell table:style-name="Table4.D2" office:value-type="string">
            <text:p text:style-name="P24">C3</text:p>
          </table:table-cell>
          <table:table-cell table:style-name="Table4.D2" office:value-type="string">
            <text:p text:style-name="P26"><text:span text:style-name="T29">SP 0012</text:span></text:p>
            <text:p text:style-name="P26"><text:span text:style-name="T29">IP 0004</text:span></text:p>
            <text:p text:style-name="P26"><text:span text:style-name="T29">Stack: +0 </text:span><text:span text:style-name="T29">001</text:span><text:span text:style-name="T29">A</text:span></text:p>
            <text:p text:style-name="P24"><text:s text:c="11"/>+2 0000</text:p>
            <text:p text:style-name="P24"><text:s text:c="11"/>+4 19F5</text:p>
            <text:p text:style-name="P24"><text:s text:c="11"/>+6 0000</text:p>
          </table:table-cell>
          <table:table-cell table:style-name="Table4.E2" office:value-type="string">
            <text:p text:style-name="P24">SP 0014</text:p>
            <text:p text:style-name="P24">IP 001A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</table:table-row>
        <table:table-row>
          <table:table-cell table:style-name="Table4.D2" office:value-type="string">
            <text:p text:style-name="P32">001A</text:p>
          </table:table-cell>
          <table:table-cell table:style-name="Table4.D2" office:value-type="string">
            <text:p text:style-name="P24">RET Far</text:p>
          </table:table-cell>
          <table:table-cell table:style-name="Table4.D2" office:value-type="string">
            <text:p text:style-name="P24">CB</text:p>
          </table:table-cell>
          <table:table-cell table:style-name="Table4.D2" office:value-type="string">
            <text:p text:style-name="P24">SP 0014</text:p>
            <text:p text:style-name="P24">CS 1A0B</text:p>
            <text:p text:style-name="P24">IP 001A</text:p>
            <text:p text:style-name="P24">Stack: +0 0000</text:p>
            <text:p text:style-name="P24"><text:s text:c="11"/>+2 19F5</text:p>
            <text:p text:style-name="P24"><text:s text:c="11"/>+4 0000</text:p>
            <text:p text:style-name="P24"><text:s text:c="11"/>+6 0000</text:p>
          </table:table-cell>
          <table:table-cell table:style-name="Table4.E2" office:value-type="string">
            <text:p text:style-name="P24">SP 0018</text:p>
            <text:p text:style-name="P24">CS 19F5</text:p>
            <text:p text:style-name="P24">IP 0000</text:p>
            <text:p text:style-name="P26"><text:span text:style-name="T29">Stack: +0 0000</text:span></text:p>
            <text:p text:style-name="P24"><text:s text:c="11"/>+2 0000</text:p>
            <text:p text:style-name="P24"><text:s text:c="11"/>+4 0000</text:p>
            <text:p text:style-name="P24"><text:span text:style-name="T29"><text:s text:c="11"/>+6 0000</text:span></text:p>
          </table:table-cell>
        </table:table-row>
        <table:table-row>
          <table:table-cell table:style-name="Table4.D2" office:value-type="string">
            <text:p text:style-name="P32">0000</text:p>
          </table:table-cell>
          <table:table-cell table:style-name="Table4.D2" office:value-type="string">
            <text:p text:style-name="P24">INT 20</text:p>
          </table:table-cell>
          <table:table-cell table:style-name="Table4.D2" office:value-type="string">
            <text:p text:style-name="P24">CD20</text:p>
          </table:table-cell>
          <table:table-cell table:style-name="Table4.D2" office:value-type="string">
            <text:p text:style-name="P24">AX 0907</text:p>
            <text:p text:style-name="P24">CX 007B</text:p>
            <text:p text:style-name="P24"><text:soft-page-break/>DX 0010</text:p>
            <text:p text:style-name="P24">CS 19F5</text:p>
            <text:p text:style-name="P24">DS 1A07</text:p>
            <text:p text:style-name="P24">IP 0000</text:p>
          </table:table-cell>
          <table:table-cell table:style-name="Table4.E2" office:value-type="string">
            <text:p text:style-name="P24">AX 0000</text:p>
            <text:p text:style-name="P24">CX 0000</text:p>
            <text:p text:style-name="P24"><text:soft-page-break/>DX 0000</text:p>
            <text:p text:style-name="P24">CS 1A0B</text:p>
            <text:p text:style-name="P24">DS 19F5</text:p>
            <text:p text:style-name="P24">IP 0005</text:p>
          </table:table-cell>
        </table:table-row>
      </table:table>
      <text:p text:style-name="P19"/>
      <text:p text:style-name="P11">Вывод.</text:p>
      <text:p text:style-name="P16"><text:span text:style-name="T23">Произошло ознакомление с основами программирования на языке ассемблер с помощью эмулятора </text:span><text:span text:style-name="T17">MS-DOS, </text:span><text:span text:style-name="T23">под названием </text:span><text:span text:style-name="T17">DOSBox, </text:span><text:span text:style-name="T23">в частности, с трансляцией и отладкой, а также просмотрены и зафиксированы изменения регистров при пошаговом выполнении программ.</text:span></text:p>
      <text:p text:style-name="P55"><text:span text:style-name="Название_20_книги"><text:span text:style-name="T3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Lucida Sans1" svg:font-family="'Lucida Sans'" style:font-family-generic="swiss"/>
    <style:font-face style:name="Courier New1" svg:font-family="'Courier New'" style:font-family-generic="modern" style:font-pitch="fixed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font-size="11pt" fo:font-weight="bold" style:font-size-asian="11pt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tyle="italic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name-complex="Cambria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353cm" fo:margin-bottom="0cm" fo:keep-together="always" fo:keep-with-next="always"/>
      <style:text-properties fo:color="#4f81bd" style:font-name="Cambria" fo:font-weight="bold" style:font-name-asian="Times New Roman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353cm" fo:margin-bottom="0cm" fo:keep-together="always" fo:keep-with-next="always"/>
      <style:text-properties fo:color="#243f60" style:font-name="Cambria" fo:font-style="italic" style:font-style-asian="italic" style:font-name-complex="Cambria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353cm" fo:margin-bottom="0cm" fo:keep-together="always" fo:keep-with-next="always"/>
      <style:text-properties fo:color="#404040" style:font-name="Cambria" fo:font-style="italic" style:font-style-asian="italic" style:font-name-complex="Cambria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353cm" fo:margin-bottom="0cm" fo:keep-together="always" fo:keep-with-next="always"/>
      <style:text-properties fo:color="#404040" style:font-name="Cambria" fo:font-size="10pt" fo:font-style="italic" style:font-size-asian="10pt" style:font-style-asian="italic" style:font-name-complex="Cambria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loext:contextual-spacing="false" fo:margin-left="1.27cm" fo:margin-right="0cm" fo:margin-top="0.494cm" fo:margin-bottom="0.494cm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font-weight="bold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font-weight="bold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loext:contextual-spacing="false" fo:margin-left="3cm" fo:margin-right="0cm" fo:margin-top="0.212cm" fo:margin-bottom="0cm" fo:text-align="justify" style:justify-single-word="false" fo:text-indent="-1.249cm" style:auto-text-indent="false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loext:contextual-spacing="false" fo:margin-top="0.212cm" fo:margin-bottom="0.212cm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/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loext:contextual-spacing="false"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Абзац_20_списка" style:display-name="Абзац списка" style:family="paragraph" style:parent-style-name="Standard">
      <style:paragraph-properties loext:contextual-spacing="true" fo:margin-left="1.27cm" fo:margin-right="0cm" fo:margin-top="0cm" fo:margin-bottom="0cm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/>
      <style:text-properties style:use-window-font-color="true" style:font-name="Arial" fo:font-size="10pt" fo:language="ru" fo:country="RU" style:font-name-asian="Times New Roman" style:font-size-asian="10pt" style:font-name-complex="Arial" style:font-size-complex="10pt" style:language-complex="ar" style:country-complex="SA"/>
    </style:style>
    <style:style style:name="Header" style:family="paragraph" style:parent-style-name="Standard" style:class="extra"/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/>
      <style:text-properties fo:color="#000000" style:font-name="Arial" fo:font-size="12pt" fo:language="ru" fo:country="RU" style:font-name-asian="Calibri" style:font-size-asian="12pt" style:font-name-complex="Arial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style:paragraph-properties loext:contextual-spacing="false" fo:margin-top="0.494cm" fo:margin-bottom="0cm" fo:line-height="0.483cm" fo:text-align="justify" style:justify-single-word="false" fo:orphans="0" fo:widows="0" fo:background-color="#ffffff">
        <style:background-image/>
      </style:paragraph-properties>
      <style:text-properties fo:font-size="10pt" style:font-size-asian="10pt" style:font-size-complex="10pt"/>
    </style:style>
    <style:style style:name="Обычный1" style:family="paragraph">
      <style:paragraph-properties loext:contextual-spacing="false" fo:margin-top="0cm" fo:margin-bottom="0.353cm" fo:line-height="115%" fo:orphans="2" fo:widows="2"/>
      <style:text-properties fo:color="#000000" style:font-name="Times New Roman" fo:font-size="8pt" fo:language="ru" fo:country="RU" style:font-name-asian="Calibri" style:font-size-asian="8pt" style:font-name-complex="Times New Roman" style:font-size-complex="10pt" style:language-complex="ar" style:country-complex="SA"/>
    </style:style>
    <style:style style:name="Стиль" style:family="paragraph">
      <style:paragraph-properties fo:orphans="0" fo:widows="0"/>
      <style:text-properties style:use-window-font-color="true" style:text-position="-4% 100%" style:font-name="Times New Roman" fo:font-size="12pt" fo:letter-spacing="-0.002cm" fo:language="en" fo:country="US" style:letter-kerning="true" style:font-name-asian="Times New Roman" style:font-size-asian="12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loext:contextual-spacing="false" fo:margin-top="0cm" fo:margin-bottom="0.212cm" fo:line-height="200%"/>
      <style:text-properties style:font-name="Calibri" fo:font-size="11pt" style:font-size-asian="11pt" style:font-name-complex="Calibri" style:font-size-complex="11pt"/>
    </style:style>
    <style:style style:name="Default" style:family="paragraph">
      <style:paragraph-properties fo:orphans="2" fo:widows="2" style:text-autospace="none"/>
      <style:text-properties fo:color="#000000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loext:contextual-spacing="false" fo:margin-top="0cm" fo:margin-bottom="0.212cm" fo:line-height="115%"/>
      <style:text-properties style:font-name="Calibri" fo:font-size="8pt" style:font-size-asian="8pt" style:font-name-complex="Calibri" style:font-size-complex="8pt"/>
    </style:style>
    <style:style style:name="Абзац_20_списка1" style:display-name="Абзац списка1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Style_20_2" style:display-name="Table Style 2" style:family="paragraph">
      <style:paragraph-properties fo:orphans="2" fo:widows="2" fo:padding="1.094cm" fo:border="none"/>
      <style:text-properties fo:color="#000000" style:font-name="Helvetica" fo:font-size="10pt" fo:language="ru" fo:country="RU" style:font-name-asian="Times New Roman" style:font-size-asian="10pt" style:font-name-complex="Helvetica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/>
      <style:text-properties fo:color="#000000" style:font-name="Arial Unicode MS" fo:font-size="12pt" fo:language="ru" fo:country="RU" style:font-name-asian="Times New Roman" style:font-size-asian="12pt" style:font-name-complex="Arial Unicode MS" style:font-size-complex="12pt" style:language-complex="ar" style:country-complex="SA"/>
    </style:style>
    <style:style style:name="western" style:family="paragraph" style:parent-style-name="Standard">
      <style:paragraph-properties loext:contextual-spacing="false" fo:margin-top="0.494cm" fo:margin-bottom="0.494cm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List_20_4" style:display-name="List 4" style:family="paragraph" style:parent-style-name="Standard" style:class="list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List_20_3" style:display-name="List 3" style:family="paragraph" style:parent-style-name="Standard" style:class="list">
      <style:paragraph-properties loext:contextual-spacing="true" fo:margin-left="1.633cm" fo:margin-right="0cm" fo:margin-top="0cm" fo:margin-bottom="0cm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1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Style96" style:family="paragraph" style:parent-style-name="Standard">
      <style:paragraph-properties fo:orphans="0" fo:widows="0" style:text-autospace="none"/>
      <style:text-properties style:font-name="Arial Unicode MS" style:font-name-complex="Arial Unicode MS"/>
    </style:style>
    <style:style style:name="Абзац_20_списка2" style:display-name="Абзац списка2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Абзац_20_списка3" style:display-name="Абзац списка3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Normal1" style:family="paragraph">
      <style:paragraph-properties fo:orphans="2" fo:widows="2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loext:contextual-spacing="true" fo:margin-left="1.27cm" fo:margin-right="0cm" fo:margin-top="0cm" fo:margin-bottom="0.353cm" fo:line-height="115%" fo:text-indent="0cm" style:auto-text-indent="false"/>
      <style:text-properties style:font-name="Calibri" fo:font-size="11pt" style:font-size-asian="11pt" style:font-name-complex="Calibri" style:font-size-complex="11pt"/>
    </style:style>
    <style:style style:name="times14_5f__5f__5f_0420_5f_0418_5f_041e2" style:display-name="times14___0420_0418_041e2" style:family="paragraph" style:parent-style-name="Standard">
      <style:paragraph-properties loext:contextual-spacing="false" fo:margin-top="0.494cm" fo:margin-bottom="0.494cm"/>
    </style:style>
    <style:style style:name="dash041e_5f_0431_5f_044b_5f_0447_5f_043d_5f_044b_5f_0439" style:display-name="dash041e_0431_044b_0447_043d_044b_0439" style:family="paragraph" style:parent-style-name="Standard">
      <style:paragraph-properties loext:contextual-spacing="false" fo:margin-top="0.494cm" fo:margin-bottom="0.494cm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loext:contextual-spacing="false" fo:margin-top="0.494cm" fo:margin-bottom="0.494cm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Абзац_20_списка6" style:display-name="Абзац списка6" style:family="paragraph" style:parent-style-name="Standard">
      <style:paragraph-properties loext:contextual-spacing="true" fo:margin-left="1.27cm" fo:margin-right="0cm" fo:margin-top="0cm" fo:margin-bottom="0cm" fo:text-indent="0cm" style:auto-text-indent="false"/>
      <style:text-properties style:font-name-asian="Calibri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loext:contextual-spacing="false" fo:margin-left="0cm" fo:margin-right="0cm" fo:margin-top="0cm" fo:margin-bottom="0cm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WW8Num1z0" style:family="text">
      <style:text-properties style:text-position="0% 100%" style:font-name-complex="Times New Roman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text-position="0% 100%" style:font-name="Symbol" fo:font-size="12pt" fo:letter-spacing="normal" fo:font-style="normal" fo:font-weight="normal" style:font-size-asian="12pt" style:font-style-asian="normal" style:font-weight-asian="normal" style:font-name-complex="Symbol" style:font-size-complex="12pt" style:text-scale="100%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4z3" style:family="text">
      <style:text-properties style:font-name="Symbol" style:font-name-complex="Symbol"/>
    </style:style>
    <style:style style:name="WW8Num5z0" style:family="text">
      <style:text-properties style:font-name="Symbol" style:font-name-complex="Symbol"/>
    </style:style>
    <style:style style:name="WW8Num5z1" style:family="text">
      <style:text-properties style:font-name="Courier New" style:font-name-complex="Courier New"/>
    </style:style>
    <style:style style:name="WW8Num5z2" style:family="text">
      <style:text-properties style:font-name="Wingdings" style:font-name-complex="Wingdings"/>
    </style:style>
    <style:style style:name="WW8Num6z0" style:family="text">
      <style:text-properties style:font-name="Symbol" style:font-name-complex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 style:font-name-complex="Wingdings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 style:parent-style-name="Основной_20_шрифт_20_абзаца">
      <style:text-properties style:font-name="Times New Roman" fo:font-size="12pt" fo:font-style="italic" style:font-size-asian="12pt" style:font-style-asian="italic" style:font-name-complex="Times New Roman" style:font-size-complex="12pt"/>
    </style:style>
    <style:style style:name="Заголовок_20_2_20_Знак" style:display-name="Заголовок 2 Знак" style:family="text" style:parent-style-name="Основной_20_шрифт_20_абзаца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Заголовок_20_4_20_Знак" style:display-name="Заголовок 4 Знак" style:family="text" style:parent-style-name="Основной_20_шрифт_20_абзаца">
      <style:text-properties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Заголовок_20_5_20_Знак" style:display-name="Заголовок 5 Знак" style:family="text" style:parent-style-name="Основной_20_шрифт_20_абзаца">
      <style:text-properties style:font-name="Times New Roman" fo:font-size="13pt" fo:font-style="italic" fo:font-weight="bold" style:font-size-asian="13pt" style:font-style-asian="italic" style:font-weight-asian="bold" style:font-name-complex="Times New Roman" style:font-size-complex="13pt" style:font-style-complex="italic" style:font-weight-complex="bold"/>
    </style:style>
    <style:style style:name="Заголовок_20_6_20_Знак" style:display-name="Заголовок 6 Знак" style:family="text" style:parent-style-name="Основной_20_шрифт_20_абзаца">
      <style:text-properties fo:color="#243f6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7_20_Знак" style:display-name="Заголовок 7 Знак" style:family="text" style:parent-style-name="Основной_20_шрифт_20_абзаца">
      <style:text-properties fo:color="#404040" style:font-name="Cambria" fo:font-size="12pt" fo:font-style="italic" style:font-size-asian="12pt" style:font-style-asian="italic" style:font-name-complex="Times New Roman" style:font-size-complex="12pt" style:font-style-complex="italic"/>
    </style:style>
    <style:style style:name="Заголовок_20_9_20_Знак" style:display-name="Заголовок 9 Знак" style:family="text" style:parent-style-name="Основной_20_шрифт_20_абзаца">
      <style:text-properties fo:color="#404040" style:font-name="Cambria" fo:font-style="italic" style:font-style-asian="italic" style:font-name-complex="Times New Roman" style:font-style-complex="italic"/>
    </style:style>
    <style:style style:name="Название_20_Знак" style:display-name="Название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Знак" style:display-name="Основной текст с отступом Знак" style:family="text" style:parent-style-name="Основной_20_шрифт_20_абзаца">
      <style:text-properties fo:color="#000000" style:font-name="Times New Roman" fo:font-size="12pt" style:font-size-asian="12pt" style:font-name-complex="Times New Roman" style:font-size-complex="12pt"/>
    </style:style>
    <style:style style:name="Подзаголовок_20_Знак" style:display-name="Подзаголовок Знак" style:family="text" style:parent-style-name="Основной_20_шрифт_20_абзаца">
      <style:text-properties fo:font-variant="small-caps"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Основной_20_текст_20_Знак" style:display-name="Основной текст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2_20_Знак" style:display-name="Основной текст с отступом 2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Основной_20_текст_20_с_20_отступом_20_3_20_Знак" style:display-name="Основной текст с отступом 3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Нижний_20_колонтитул_20_Знак" style:display-name="Ниж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Знак_20_Знак" style:display-name="Знак Знак" style:family="text" style:parent-style-name="Основной_20_шрифт_20_абзаца"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Верхний_20_колонтитул_20_Знак" style:display-name="Верхний колонтитул Знак" style:family="text" style:parent-style-name="Основной_20_шрифт_20_абзаца">
      <style:text-properties style:font-name="Times New Roman" fo:font-size="12pt" style:font-size-asian="12pt" style:font-name-complex="Times New Roman" style:font-size-complex="12pt"/>
    </style:style>
    <style:style style:name="Основной_20_текст_20__28_2_29__5f_" style:display-name="Основной текст (2)_" style:family="text" style:parent-style-name="Основной_20_шрифт_20_абзаца">
      <style:text-properties style:font-name="Times New Roman" style:text-underline-style="none" style:font-name-complex="Times New Roman"/>
    </style:style>
    <style:style style:name="Основной_20_текст_20__28_2_29_" style:display-name="Основной текст (2)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solid" style:text-underline-width="auto" style:text-underline-color="font-color" style:font-size-asian="12pt" style:font-name-complex="Times New Roman" style:font-size-complex="12pt" style:text-scale="100%"/>
    </style:style>
    <style:style style:name="Основной_20_текст_20__28_2_29__20__2b__20_Полужирный" style:display-name="Основной текст (2) + Полужирный" style:family="text" style:parent-style-name="Основной_20_текст_20__28_2_29__5f_">
      <style:text-properties fo:color="#000000" style:text-position="0% 100%" style:font-name="Times New Roman" fo:font-size="12pt" fo:letter-spacing="normal" fo:language="ru" fo:country="RU" style:text-underline-style="none" fo:font-weight="bold" style:font-size-asian="12pt" style:font-weight-asian="bold" style:font-name-complex="Times New Roman" style:font-size-complex="12pt" style:font-weight-complex="bold" style:text-scale="100%"/>
    </style:style>
    <style:style style:name="apple-converted-space" style:family="text" style:parent-style-name="Основной_20_шрифт_20_абзаца">
      <style:text-properties style:font-name-complex="Times New Roman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 style:font-name-complex="Times New Roman"/>
    </style:style>
    <style:style style:name="Заголовок_20__2116_2_20__28_2_29__5f_" style:display-name="Заголовок №2 (2)_" style:family="text" style:parent-style-name="Основной_20_шрифт_20_абзаца">
      <style:text-properties style:font-name="Times New Roman" fo:background-color="#ffffff" style:font-name-complex="Times New Roman"/>
    </style:style>
    <style:style style:name="Основной_20_текст_20_2_20_Знак" style:display-name="Основной текст 2 Знак" style:family="text" style:parent-style-name="Основной_20_шрифт_20_абзаца">
      <style:text-properties fo:font-size="11pt" style:font-name-asian="Times New Roman" style:font-size-asian="11pt" style:font-name-complex="Times New Roman" style:font-size-complex="11pt"/>
    </style:style>
    <style:style style:name="Основной_20_текст_20_3_20_Знак" style:display-name="Основной текст 3 Знак" style:family="text" style:parent-style-name="Основной_20_шрифт_20_абзаца">
      <style:text-properties fo:font-size="8pt" style:font-name-asian="Times New Roman" style:font-size-asian="8pt" style:font-name-complex="Times New Roman" style:font-size-complex="8pt"/>
    </style:style>
    <style:style style:name="short_5f_text" style:display-name="short_text" style:family="text" style:parent-style-name="Основной_20_шрифт_20_абзаца">
      <style:text-properties style:font-name-complex="Times New Roman"/>
    </style:style>
    <style:style style:name="hps" style:family="text" style:parent-style-name="Основной_20_шрифт_20_абзаца">
      <style:text-properties style:font-name-complex="Times New Roman"/>
    </style:style>
    <style:style style:name="Знак_20_Знак4" style:display-name="Знак Знак4" style:family="text" style:parent-style-name="Основной_20_шрифт_20_абзаца">
      <style:text-properties style:font-name="Calibri" fo:font-size="11pt" fo:font-weight="bold" style:font-size-asian="11pt" style:font-weight-asian="bold" style:font-name-complex="Times New Roman" style:font-size-complex="11pt" style:font-weight-complex="bold"/>
    </style:style>
    <style:style style:name="Hyperlink.0" style:family="text" style:parent-style-name="Основной_20_шрифт_20_абзаца">
      <style:text-properties fo:color="#000099" fo:font-size="10pt" style:text-underline-style="solid" style:text-underline-width="auto" style:text-underline-color="font-color" style:font-size-asian="10pt" style:font-name-complex="Times New Roman" style:font-size-complex="10pt"/>
    </style:style>
    <style:style style:name="Font_20_Style139" style:display-name="Font Style139" style:family="text">
      <style:text-properties style:font-name="Arial Unicode MS" fo:font-size="7pt" style:font-name-asian="Times New Roman" style:font-size-asian="7pt"/>
    </style:style>
    <style:style style:name="Font_20_Style141" style:display-name="Font Style141" style:family="text">
      <style:text-properties style:font-name="Arial Unicode MS" fo:font-size="7pt" style:font-name-asian="Times New Roman" style:font-size-asian="7pt"/>
    </style:style>
    <style:style style:name="Font_20_Style143" style:display-name="Font Style143" style:family="text">
      <style:text-properties style:font-name="Arial Unicode MS" fo:font-size="8pt" fo:font-weight="bold" style:font-name-asian="Times New Roman" style:font-size-asian="8pt" style:font-weight-asian="bold"/>
    </style:style>
    <style:style style:name="Font_20_Style177" style:display-name="Font Style177" style:family="text">
      <style:text-properties style:font-name="Times New Roman" fo:font-size="8pt" fo:font-weight="bold" style:font-size-asian="8pt" style:font-weight-asian="bold" style:font-name-complex="Times New Roman"/>
    </style:style>
    <style:style style:name="Font_20_Style171" style:display-name="Font Style171" style:family="text">
      <style:text-properties style:font-name="Arial Unicode MS" fo:font-size="8pt" style:font-name-asian="Times New Roman" style:font-size-asian="8pt"/>
    </style:style>
    <style:style style:name="Знак4_20_Знак_20_Знак" style:display-name="Знак4 Знак Знак" style:family="text">
      <style:text-properties style:font-name="Calibri" fo:font-size="11pt" fo:language="ru" fo:country="RU" style:font-size-asian="11pt" style:font-name-complex="Calibri"/>
    </style:style>
    <style:style style:name="Текст_20_Знак" style:display-name="Текст Знак" style:family="text" style:parent-style-name="Основной_20_шрифт_20_абзаца">
      <style:text-properties style:font-name="Courier New" style:font-name-complex="Courier New"/>
    </style:style>
    <style:style style:name="apple-style-span" style:family="text" style:parent-style-name="Основной_20_шрифт_20_абзаца">
      <style:text-properties style:font-name-complex="Times New Roman"/>
    </style:style>
    <style:style style:name="translation" style:family="text" style:parent-style-name="Основной_20_шрифт_20_абзаца">
      <style:text-properties style:font-name-complex="Times New Roman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 style:parent-style-name="Основной_20_шрифт_20_абзаца">
      <style:text-properties style:font-name="Times New Roman" fo:font-size="14pt" style:font-name-asian="Times New Roman" style:font-size-asian="14pt" style:font-name-complex="Times New Roman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 style:parent-style-name="Основной_20_шрифт_20_абзаца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name-asian="Times New Roman" style:font-size-asian="8pt" style:font-name-complex="Tahoma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 style:parent-style-name="Основной_20_шрифт_20_абзаца">
      <style:text-properties fo:color="#4f81bd" style:font-name="Cambria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Numbering_20_Symbols" style:display-name="Numbering Symbols" style:family="tex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.75cm" fo:margin-left="0cm" fo:margin-right="0cm" fo:margin-top="0.65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 text:c="5"/></text:p>
      </style:header>
      <style:footer>
        <text:p text:style-name="MP2"><text:page-number text:select-page="current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ЕКТ ЛЭТИ</dc:title>
    <dc:subject/>
    <meta:keyword/>
    <meta:initial-creator>SAP</meta:initial-creator>
    <meta:creation-date>2015-11-10T19:52:00</meta:creation-date>
    <dc:date>2020-10-13T23:39:22.23</dc:date>
    <meta:print-date>2015-07-17T12:06:00</meta:print-date>
    <meta:editing-cycles>131</meta:editing-cycles>
    <meta:editing-duration>PT4H55M3S</meta:editing-duration>
    <meta:generator>OpenOffice/4.1.7$Win32 OpenOffice.org_project/417m1$Build-9800</meta:generator>
    <meta:document-statistic meta:table-count="3" meta:image-count="0" meta:object-count="0" meta:page-count="19" meta:paragraph-count="588" meta:word-count="2558" meta:character-count="17304"/>
    <dc:creator>увыа вауфа</dc:creator>
  </office:meta>
</office:document-meta>
</file>